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500000002D053724C9B.jpg" manifest:media-type="image/jpeg"/>
  <manifest:file-entry manifest:full-path="Pictures/10000000000004B000000276BE10C922.jpg" manifest:media-type="image/jpeg"/>
  <manifest:file-entry manifest:full-path="Pictures/1000000000000400000004004834155F.jpg" manifest:media-type="image/jpeg"/>
  <manifest:file-entry manifest:full-path="Pictures/1000000000000260000002009D4EA61F.png" manifest:media-type="image/pn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802cm" fo:min-width="2.52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cm" fo:min-width="0cm" loext:decorative="false"/>
      <style:paragraph-properties style:writing-mode="lr-tb"/>
    </style:style>
    <style:style style:name="gr12" style:family="graphic" style:parent-style-name="objectwithoutfill" style:list-style-name="L1">
      <style:graphic-properties draw:stroke="none" draw:fill="none" draw:textarea-vertical-align="middle" drawooo:fontwork-style="rotate" drawooo:fontwork-mirror="false" loext:decorative="false"/>
      <style:paragraph-properties style:writing-mode="lr-tb"/>
    </style:style>
    <style:style style:name="gr13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4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backface-culling="enabled" dr3d:normals-kind="object" dr3d:normals-direction="inverse" dr3d:texture-filter="enabled" dr3d:diffuse-color="#00b8ff" dr3d:emissive-color="#000000" dr3d:specular-color="#ffffff" dr3d:shininess="15%" dr3d:shadow="hidden" loext:decorative="false"/>
    </style:style>
    <style:style style:name="gr15" style:family="graphic" style:parent-style-name="standard">
      <style:graphic-properties svg:stroke-width="0.081cm" svg:stroke-color="#777777" draw:marker-start-width="0.321cm" draw:marker-end-width="0.321cm" draw:fill-color="#bbbbbb" draw:textarea-horizontal-align="justify" draw:textarea-vertical-align="middle" draw:auto-grow-height="false" fo:min-height="5.8cm" fo:min-width="4.42cm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svg:stroke-width="0.035cm" svg:stroke-color="#555555" draw:marker-start-width="0.253cm" draw:marker-end-width="0.253cm" svg:stroke-opacity="50%" svg:stroke-linecap="round" draw:fill="none" draw:textarea-vertical-align="middle" fo:padding-top="0.143cm" fo:padding-bottom="0.143cm" fo:padding-left="0.268cm" fo:padding-right="0.268cm" loext:decorative="false"/>
    </style:style>
    <style:style style:name="gr17" style:family="graphic" style:parent-style-name="standard">
      <style:graphic-properties svg:stroke-width="0.028cm" svg:stroke-color="#228833" draw:marker-start-width="0.242cm" draw:marker-end-width="0.242cm" draw:fill="none" draw:textarea-vertical-align="middle" draw:auto-grow-height="false" fo:min-height="5.441cm" fo:min-width="0cm" fo:padding-top="0.139cm" fo:padding-bottom="0.139cm" fo:padding-left="0.264cm" fo:padding-right="0.264cm" fo:wrap-option="wrap" loext:decorative="false"/>
    </style:style>
    <style:style style:name="gr18" style:family="graphic" style:parent-style-name="standard">
      <style:graphic-properties draw:stroke="dash" draw:stroke-dash="Dash" svg:stroke-width="0.035cm" svg:stroke-color="#777777" draw:marker-start-width="0.252cm" draw:marker-end-width="0.252cm" svg:stroke-opacity="50%" svg:stroke-linecap="butt" draw:fill-color="#bbbbbb" draw:opacity="25%" draw:textarea-horizontal-align="justify" draw:textarea-vertical-align="middle" draw:auto-grow-height="false" fo:min-height="5.8cm" fo:min-width="4.42cm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draw:stroke="dash" draw:stroke-dash="Long_20_Dash_20__28_Rounded_29_" svg:stroke-width="0.018cm" svg:stroke-color="#228833" draw:marker-start-width="0.227cm" draw:marker-end-width="0.227cm" svg:stroke-linecap="round" draw:fill="none" draw:textarea-vertical-align="middle" fo:padding-top="0.134cm" fo:padding-bottom="0.134cm" fo:padding-left="0.259cm" fo:padding-right="0.259cm" loext:decorative="false"/>
    </style:style>
    <style:style style:name="gr20" style:family="graphic" style:parent-style-name="standard">
      <style:graphic-properties svg:stroke-width="0.035cm" svg:stroke-color="#bbbbbb" draw:marker-start="" draw:marker-start-width="0.352cm" draw:marker-end="Arrowheads_20_6" draw:marker-end-width="0.35cm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bbbbbb" draw:fill="none" draw:fill-color="#ffffff" draw:textarea-horizontal-align="left" draw:auto-grow-height="true" draw:auto-grow-width="true" fo:min-height="0.564cm" fo:min-width="0.096cm" loext:decorative="false"/>
      <style:paragraph-properties style:writing-mode="lr-tb"/>
    </style:style>
    <style:style style:name="gr22" style:family="graphic" style:parent-style-name="standard">
      <style:graphic-properties draw:stroke="none" svg:stroke-color="#bbbbbb" draw:fill="none" draw:fill-color="#ffffff" draw:textarea-horizontal-align="left" draw:auto-grow-height="true" draw:auto-grow-width="true" fo:min-height="0.564cm" fo:min-width="0.05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stroke-dash="Dash_20__28_Rounded_29_" svg:stroke-width="0cm" svg:stroke-color="#ccbb44" draw:marker-start-width="0.358cm" draw:marker-end-width="0.358cm" svg:stroke-linecap="round" draw:fill="solid" draw:fill-color="#ccbb44" loext:fill-use-slide-background="false" draw:opacity="100%" draw:textarea-horizontal-align="justify" draw:textarea-vertical-align="middle" draw:auto-grow-height="false" fo:min-height="6cm" fo:min-width="4.579cm" fo:padding-top="0.177cm" fo:padding-bottom="0.177cm" fo:padding-left="0.302cm" fo:padding-right="0.302cm" loext:decorative="false"/>
    </style:style>
    <style:style style:name="gr25" style:family="graphic" style:parent-style-name="standard">
      <style:graphic-properties svg:stroke-width="0.081cm" svg:stroke-color="#66ccee" draw:marker-start-width="0.321cm" draw:marker-end-width="0.321cm" draw:fill-color="#66ccee" draw:opacity="50%" draw:textarea-horizontal-align="justify" draw:textarea-vertical-align="middle" draw:auto-grow-height="false" fo:min-height="5.8cm" fo:min-width="4.42cm" fo:padding-top="0.165cm" fo:padding-bottom="0.165cm" fo:padding-left="0.29cm" fo:padding-right="0.29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ccbb44" draw:marker-start="Arrowheads_20_19" draw:marker-start-width="0.252cm" draw:marker-end="Arrowheads_20_19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objectwithoutfill">
      <style:graphic-properties svg:stroke-width="0.081cm" svg:stroke-color="#aa3377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0" style:family="graphic" style:parent-style-name="standard">
      <style:graphic-properties draw:stroke="dash" draw:stroke-dash="Long_20_Dash_20__28_Rounded_29_" svg:stroke-width="0.081cm" svg:stroke-color="#777777" draw:marker-start-width="0.321cm" draw:marker-end-width="0.321cm" svg:stroke-linecap="round" draw:fill-color="#bbbbbb" draw:opacity="50%" draw:textarea-horizontal-align="justify" draw:textarea-vertical-align="middle" draw:auto-grow-height="false" fo:min-height="1.731cm" fo:min-width="1.396cm" fo:padding-top="0.165cm" fo:padding-bottom="0.165cm" fo:padding-left="0.29cm" fo:padding-right="0.29cm" fo:wrap-option="wrap" loext:decorative="false"/>
    </style:style>
    <style:style style:name="gr31" style:family="graphic" style:parent-style-name="standard">
      <style:graphic-properties svg:stroke-width="0.081cm" svg:stroke-color="#228833" draw:marker-start-width="0.321cm" draw:marker-end-width="0.321cm" draw:fill-color="#228833" draw:opacity="50%" draw:textarea-horizontal-align="justify" draw:textarea-vertical-align="middle" draw:auto-grow-height="false" fo:min-height="1.592cm" fo:min-width="1.342cm" fo:padding-top="0.165cm" fo:padding-bottom="0.165cm" fo:padding-left="0.29cm" fo:padding-right="0.29cm" fo:wrap-option="wrap" loext:decorative="false"/>
    </style:style>
    <style:style style:name="gr32" style:family="graphic" style:parent-style-name="standard">
      <style:graphic-properties svg:stroke-width="0.081cm" svg:stroke-color="#228833" draw:marker-start-width="0.321cm" draw:marker-end-width="0.321cm" draw:fill-color="#228833" draw:opacity="50%" draw:textarea-horizontal-align="justify" draw:textarea-vertical-align="middle" draw:auto-grow-height="false" fo:min-height="2.145cm" fo:min-width="1.835cm" fo:padding-top="0.165cm" fo:padding-bottom="0.165cm" fo:padding-left="0.29cm" fo:padding-right="0.29cm" fo:wrap-option="wrap" loext:decorative="false"/>
    </style:style>
    <style:style style:name="gr33" style:family="graphic" style:parent-style-name="objectwithoutfill">
      <style:graphic-properties svg:stroke-width="0.081cm" svg:stroke-color="#228833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34" style:family="graphic" style:parent-style-name="objectwithoutfill">
      <style:graphic-properties svg:stroke-width="0.081cm" svg:stroke-color="#228833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="dash" draw:stroke-dash="Long_20_Dash_20__28_Rounded_29_" svg:stroke-width="0.081cm" svg:stroke-color="#777777" draw:marker-start-width="0.321cm" draw:marker-end-width="0.321cm" svg:stroke-linecap="round" draw:fill-color="#bbbbbb" draw:opacity="50%" draw:textarea-horizontal-align="justify" draw:textarea-vertical-align="middle" draw:auto-grow-height="false" fo:min-height="1.615cm" fo:min-width="1.396cm" fo:padding-top="0.165cm" fo:padding-bottom="0.165cm" fo:padding-left="0.29cm" fo:padding-right="0.29cm" fo:wrap-option="wrap" loext:decorative="false"/>
    </style:style>
    <style:style style:name="gr36" style:family="graphic" style:parent-style-name="standard">
      <style:graphic-properties svg:stroke-width="0.081cm" svg:stroke-color="#ee6677" draw:marker-start-width="0.321cm" draw:marker-end-width="0.321cm" draw:fill="hatch" draw:fill-color="#ee6677" draw:fill-hatch-name="Red_20_-45_20_Degrees_20_Triple" draw:opacity="50%" draw:textarea-horizontal-align="justify" draw:textarea-vertical-align="middle" draw:auto-grow-height="false" fo:min-height="0.901cm" fo:min-width="0.651cm" fo:padding-top="0.165cm" fo:padding-bottom="0.165cm" fo:padding-left="0.29cm" fo:padding-right="0.29cm" fo:wrap-option="wrap" loext:decorative="false"/>
    </style:style>
    <style:style style:name="gr37" style:family="graphic" style:parent-style-name="objectwithoutfill">
      <style:graphic-properties svg:stroke-width="0.081cm" svg:stroke-color="#ee6677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38" style:family="graphic" style:parent-style-name="objectwithoutfill">
      <style:graphic-properties svg:stroke-width="0.081cm" svg:stroke-color="#ee6677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41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42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43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46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47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9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50" style:family="graphic" style:parent-style-name="standard">
      <style:graphic-properties draw:fill-color="#aa3377" draw:opacity="50%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53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54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56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57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58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59" style:family="graphic">
      <style:graphic-properties style:writing-mode="lr-tb" loext:decorative="false"/>
    </style:style>
    <style:style style:name="gr60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1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63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65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66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68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69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72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73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74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75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6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7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78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79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80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81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83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84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85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87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88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89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0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91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92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93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4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95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99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00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01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102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103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4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105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106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107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108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9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110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1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113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4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115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6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7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119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20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122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123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125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126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127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31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3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34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35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3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40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42" style:family="graphic" style:parent-style-name="standard">
      <style:graphic-properties svg:stroke-width="0.159cm" svg:stroke-color="#4477aa" draw:marker-start="" draw:marker-start-width="0.538cm" draw:marker-end="Arrow_20_large" draw:marker-end-width="0.65cm" draw:textarea-vertical-align="middle" fo:padding-top="0.204cm" fo:padding-bottom="0.204cm" fo:padding-left="0.329cm" fo:padding-right="0.329cm" loext:decorative="false"/>
    </style:style>
    <style:style style:name="gr14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4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4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4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4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4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5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5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5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5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5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55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56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5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58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59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62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63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64" style:family="graphic" style:parent-style-name="standard">
      <style:graphic-properties svg:stroke-width="0.106cm" svg:stroke-color="#4477aa" draw:marker-start="Arrowheads_20_8" draw:marker-start-width="0.279cm" draw:marker-end="Arrowheads_20_13" draw:marker-end-width="0.458cm" draw:textarea-vertical-align="middle" fo:padding-top="0.177cm" fo:padding-bottom="0.177cm" fo:padding-left="0.302cm" fo:padding-right="0.302cm" loext:decorative="false"/>
    </style:style>
    <style:style style:name="gr165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66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67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69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70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76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77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7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08cm" loext:decorative="false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61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3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443cm" loext:decorative="false"/>
      <style:paragraph-properties style:writing-mode="lr-tb"/>
    </style:style>
    <style:style style:name="gr186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87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88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89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91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92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93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94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5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96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97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98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99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200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201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202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203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204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205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206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207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208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209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210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211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212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213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214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215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216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217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218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221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222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224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22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22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227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229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230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231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232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33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34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228833" loext:opacity="100%"/>
    </style:style>
    <style:style style:name="P6" style:family="paragraph">
      <loext:graphic-properties draw:fill="none" draw:fill-color="#ffffff"/>
      <style:text-properties style:font-name="Palatino LT Std1" fo:font-size="54pt" style:font-size-asian="44pt" style:font-size-complex="44pt"/>
    </style:style>
    <style:style style:name="P7" style:family="paragraph">
      <style:text-properties fo:color="#228833" loext:opacity="100%" fo:font-style="normal"/>
    </style:style>
    <style:style style:name="P8" style:family="paragraph">
      <loext:graphic-properties draw:fill="none" draw:fill-color="#ffffff"/>
      <style:text-properties fo:color="#228833" loext:opacity="100%" style:font-name="Palatino LT Std1" fo:font-size="32pt" fo:font-style="normal" style:font-size-asian="26pt" style:font-size-complex="26pt"/>
    </style:style>
    <style:style style:name="P9" style:family="paragraph">
      <loext:graphic-properties draw:fill="none" draw:fill-color="#ffffff"/>
      <style:text-properties fo:color="#228833" loext:opacity="100%" style:font-name="Palatino LT Std1" fo:font-size="22pt" fo:font-style="normal" style:font-size-asian="20pt" style:font-size-complex="20pt"/>
    </style:style>
    <style:style style:name="P10" style:family="paragraph">
      <style:text-properties fo:font-style="normal"/>
    </style:style>
    <style:style style:name="P11" style:family="paragraph">
      <loext:graphic-properties draw:fill="none" draw:fill-color="#ffffff"/>
      <style:text-properties style:font-name="Palatino LT Std1" fo:font-size="24pt" fo:font-style="normal" style:font-size-asian="21pt" style:font-size-complex="21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228833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228833" loext:opacity="100%" style:font-name="Palatino LT Std1"/>
    </style:style>
    <style:style style:name="P14" style:family="paragraph">
      <loext:graphic-properties draw:fill-color="#ffffff"/>
    </style:style>
    <style:style style:name="P15" style:family="paragraph">
      <loext:graphic-properties draw:fill-color="#bbbbbb"/>
      <style:paragraph-properties fo:text-align="center"/>
    </style:style>
    <style:style style:name="P16" style:family="paragraph">
      <style:text-properties fo:color="#228833" loext:opacity="100%"/>
    </style:style>
    <style:style style:name="P17" style:family="paragraph">
      <loext:graphic-properties draw:fill="none" draw:fill-color="#ffffff"/>
      <style:text-properties fo:color="#228833" loext:opacity="100%" style:font-name="Palatino LT Std1"/>
    </style:style>
    <style:style style:name="P18" style:family="paragraph">
      <loext:graphic-properties draw:fill-color="#bbbbbb" draw:opacity="25%"/>
      <style:paragraph-properties fo:text-align="center"/>
    </style:style>
    <style:style style:name="P19" style:family="paragraph">
      <style:paragraph-properties fo:text-align="center"/>
      <style:text-properties fo:color="#bbbbbb" loext:opacity="100%"/>
    </style:style>
    <style:style style:name="P20" style:family="paragraph">
      <loext:graphic-properties draw:fill="none" draw:fill-color="#ffffff"/>
      <style:text-properties fo:color="#bbbbbb" loext:opacity="100%" style:font-name="Palatino LT Std1" fo:font-size="28pt" fo:font-style="italic" style:font-size-asian="24pt" style:font-style-asian="italic" style:font-size-complex="24pt" style:font-style-complex="italic"/>
    </style:style>
    <style:style style:name="P21" style:family="paragraph">
      <style:paragraph-properties fo:text-align="center"/>
      <style:text-properties fo:color="#777777" loext:opacity="100%" style:font-name="Palatino LT Std1"/>
    </style:style>
    <style:style style:name="P22" style:family="paragraph">
      <loext:graphic-properties draw:fill="none" draw:fill-color="#ffffff"/>
      <style:paragraph-properties fo:text-align="center"/>
      <style:text-properties fo:color="#777777" loext:opacity="100%" style:font-name="Palatino LT Std1" fo:font-size="16pt" style:font-size-asian="14pt" style:font-size-complex="14pt"/>
    </style:style>
    <style:style style:name="P23" style:family="paragraph">
      <loext:graphic-properties draw:fill="solid" draw:fill-color="#ccbb44" draw:opacity="100%"/>
      <style:paragraph-properties fo:text-align="center"/>
    </style:style>
    <style:style style:name="P24" style:family="paragraph">
      <loext:graphic-properties draw:fill-color="#66ccee" draw:opacity="50%"/>
      <style:paragraph-properties fo:text-align="center"/>
    </style:style>
    <style:style style:name="P25" style:family="paragraph">
      <style:paragraph-properties fo:text-align="center"/>
      <style:text-properties fo:color="#ee6677" loext:opacity="100%" style:text-underline-style="none"/>
    </style:style>
    <style:style style:name="P26" style:family="paragraph">
      <style:paragraph-properties fo:margin-left="0cm" fo:margin-right="0cm" fo:margin-top="0cm" fo:margin-bottom="0cm" fo:line-height="115%" fo:text-align="center" fo:text-indent="0cm"/>
      <style:text-properties fo:color="#ee6677" loext:opacity="100%" style:text-underline-style="none"/>
    </style:style>
    <style:style style:name="P27" style:family="paragraph">
      <loext:graphic-properties draw:fill="none" draw:fill-color="#ffffff"/>
      <style:paragraph-properties fo:text-align="center"/>
      <style:text-properties fo:color="#ee6677" loext:opacity="100%" style:font-name="Palatino LT Std1" fo:font-size="18pt" style:text-underline-style="none" style:font-size-asian="15pt" style:font-size-complex="15pt"/>
    </style:style>
    <style:style style:name="P28" style:family="paragraph">
      <loext:graphic-properties draw:fill-color="#bbbbbb" draw:opacity="50%"/>
      <style:paragraph-properties fo:text-align="center"/>
    </style:style>
    <style:style style:name="P29" style:family="paragraph">
      <loext:graphic-properties draw:fill-color="#228833" draw:opacity="50%"/>
      <style:paragraph-properties fo:text-align="center"/>
    </style:style>
    <style:style style:name="P30" style:family="paragraph">
      <loext:graphic-properties draw:fill="hatch" draw:fill-color="#ee6677" draw:fill-hatch-name="Red_20_-45_20_Degrees_20_Triple" draw:opacity="50%"/>
      <style:paragraph-properties fo:text-align="center"/>
    </style:style>
    <style:style style:name="P31" style:family="paragraph">
      <loext:graphic-properties draw:fill="hatch" draw:fill-hatch-name="Green_20_90_20_Degrees_20_Triple"/>
      <style:paragraph-properties fo:text-align="center"/>
    </style:style>
    <style:style style:name="P32" style:family="paragraph">
      <loext:graphic-properties draw:fill="solid" draw:fill-color="#ee6677"/>
      <style:paragraph-properties fo:text-align="center"/>
    </style:style>
    <style:style style:name="P33" style:family="paragraph">
      <loext:graphic-properties draw:fill="solid" draw:fill-color="#aa3377"/>
      <style:paragraph-properties fo:text-align="center"/>
    </style:style>
    <style:style style:name="P34" style:family="paragraph">
      <style:paragraph-properties fo:text-align="center"/>
      <style:text-properties fo:color="#555555" loext:opacity="100%"/>
    </style:style>
    <style:style style:name="P35" style:family="paragraph">
      <loext:graphic-properties draw:fill-color="#aa3377" draw:opacity="50%"/>
      <style:paragraph-properties fo:text-align="center"/>
    </style:style>
    <style:style style:name="P36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37" style:family="paragraph">
      <loext:graphic-properties draw:fill="none" draw:fill-color="#ffffff"/>
      <style:text-properties style:font-name="Palatino LT Std1"/>
    </style:style>
    <style:style style:name="P38" style:family="paragraph">
      <style:paragraph-properties fo:line-height="100%" fo:text-align="center"/>
    </style:style>
    <style:style style:name="P39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40" style:family="paragraph">
      <loext:graphic-properties draw:fill="none"/>
      <style:paragraph-properties fo:text-align="center"/>
      <style:text-properties fo:color="#4477aa" loext:opacity="100%"/>
    </style:style>
    <style:style style:name="P41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42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43" style:family="paragraph">
      <loext:graphic-properties draw:fill="none"/>
      <style:paragraph-properties fo:text-align="center"/>
      <style:text-properties fo:color="#ee6677" loext:opacity="100%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solid" draw:fill-color="#e7fdff"/>
      <style:paragraph-properties fo:text-align="center"/>
    </style:style>
    <style:style style:name="P46" style:family="paragraph">
      <loext:graphic-properties draw:fill="bitmap" draw:fill-color="#66ccee" draw:fill-image-name="Pool" draw:opacity="25%"/>
      <style:paragraph-properties fo:text-align="center"/>
    </style:style>
    <style:style style:name="P47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48" style:family="paragraph">
      <loext:graphic-properties draw:fill="none"/>
      <style:text-properties fo:color="#228833" loext:opacity="100%"/>
    </style:style>
    <style:style style:name="P49" style:family="paragraph">
      <loext:graphic-properties draw:fill="none"/>
      <style:text-properties fo:color="#aa3377" loext:opacity="100%"/>
    </style:style>
    <style:style style:name="P50" style:family="paragraph">
      <loext:graphic-properties draw:fill="solid" draw:fill-color="#555555" draw:opacity="25%"/>
      <style:paragraph-properties fo:text-align="center"/>
    </style:style>
    <style:style style:name="P51" style:family="paragraph">
      <loext:graphic-properties draw:fill-color="#4477aa"/>
      <style:paragraph-properties fo:text-align="center"/>
    </style:style>
    <style:style style:name="P52" style:family="paragraph">
      <loext:graphic-properties draw:fill-color="#ee6677"/>
      <style:paragraph-properties fo:text-align="center"/>
    </style:style>
    <style:style style:name="P53" style:family="paragraph">
      <loext:graphic-properties draw:fill="solid" draw:fill-color="#bbbbbb" draw:opacity="25%"/>
      <style:paragraph-properties fo:text-align="center"/>
    </style:style>
    <style:style style:name="P54" style:family="paragraph">
      <loext:graphic-properties draw:fill="solid" draw:fill-color="#4477aa"/>
      <style:paragraph-properties fo:text-align="center"/>
    </style:style>
    <style:style style:name="P55" style:family="paragraph">
      <loext:graphic-properties draw:fill="none" draw:fill-color="#ffffff"/>
      <style:text-properties fo:color="#aa3377" loext:opacity="100%" style:font-name="Palatino LT Std1"/>
    </style:style>
    <style:style style:name="P56" style:family="paragraph">
      <style:paragraph-properties fo:text-align="center"/>
      <style:text-properties fo:color="#4477aa" loext:opacity="100%"/>
    </style:style>
    <style:style style:name="P57" style:family="paragraph">
      <loext:graphic-properties draw:fill-color="#ccbb44" draw:opacity="80%"/>
      <style:paragraph-properties fo:text-align="center" style:writing-mode="lr-tb"/>
    </style:style>
    <style:style style:name="P5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59" style:family="paragraph">
      <loext:graphic-properties draw:fill-color="#aa3377"/>
      <style:paragraph-properties fo:text-align="center"/>
    </style:style>
    <style:style style:name="P6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6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62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63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64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65" style:family="paragraph">
      <style:paragraph-properties fo:text-align="center"/>
      <style:text-properties fo:color="#66ccee" loext:opacity="100%"/>
    </style:style>
    <style:style style:name="P66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67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68" style:family="paragraph">
      <loext:graphic-properties draw:fill="solid" draw:fill-color="#555555" draw:opacity="50%"/>
      <style:paragraph-properties fo:text-align="center"/>
    </style:style>
    <style:style style:name="P69" style:family="paragraph">
      <loext:graphic-properties draw:fill="solid" draw:fill-color="#66ccee"/>
      <style:paragraph-properties fo:text-align="center"/>
    </style:style>
    <style:style style:name="P70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71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72" style:family="paragraph">
      <loext:graphic-properties draw:fill="none" draw:fill-color="#ffffff"/>
      <style:text-properties fo:color="#4477aa" loext:opacity="100%"/>
    </style:style>
    <style:style style:name="P73" style:family="paragraph">
      <loext:graphic-properties draw:fill="none" draw:fill-color="#ffffff"/>
      <style:text-properties fo:color="#aa3377" loext:opacity="100%"/>
    </style:style>
    <style:style style:name="P74" style:family="paragraph">
      <loext:graphic-properties draw:fill-color="#555555"/>
      <style:paragraph-properties fo:text-align="center"/>
    </style:style>
    <style:style style:name="P75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76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77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78" style:family="paragraph">
      <loext:graphic-properties draw:fill="solid" draw:fill-color="#aa3377" draw:opacity="100%"/>
      <style:paragraph-properties fo:text-align="center"/>
    </style:style>
    <style:style style:name="P79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80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81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82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83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84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85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86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8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90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91" style:family="paragraph">
      <loext:graphic-properties draw:fill="none" draw:fill-color="#bbbbbb" draw:opacity="25%"/>
      <style:paragraph-properties fo:text-align="center"/>
    </style:style>
    <style:style style:name="P92" style:family="paragraph">
      <loext:graphic-properties draw:fill-color="#4477aa" draw:opacity="95%"/>
      <style:paragraph-properties fo:text-align="center"/>
    </style:style>
    <style:style style:name="P93" style:family="paragraph">
      <loext:graphic-properties draw:fill-color="#404042"/>
      <style:paragraph-properties fo:text-align="center"/>
    </style:style>
    <style:style style:name="P94" style:family="paragraph">
      <loext:graphic-properties draw:fill="none"/>
      <style:paragraph-properties fo:text-align="center"/>
      <style:text-properties fo:font-weight="bold"/>
    </style:style>
    <style:style style:name="P95" style:family="paragraph">
      <loext:graphic-properties draw:fill-color="#404042"/>
      <style:paragraph-properties fo:text-align="center"/>
      <style:text-properties fo:font-weight="bold"/>
    </style:style>
    <style:style style:name="P96" style:family="paragraph">
      <loext:graphic-properties draw:fill-color="#ee6677"/>
      <style:paragraph-properties fo:text-align="center"/>
      <style:text-properties fo:font-weight="bold"/>
    </style:style>
    <style:style style:name="P97" style:family="paragraph">
      <loext:graphic-properties draw:fill-color="#4477aa"/>
      <style:paragraph-properties fo:text-align="center"/>
      <style:text-properties fo:font-weight="bold"/>
    </style:style>
    <style:style style:name="P98" style:family="paragraph">
      <loext:graphic-properties draw:fill-color="#4477aa" draw:opacity="80%"/>
      <style:paragraph-properties fo:text-align="center"/>
    </style:style>
    <style:style style:name="P99" style:family="paragraph">
      <loext:graphic-properties draw:opacity="25%"/>
      <style:paragraph-properties fo:text-align="center"/>
    </style:style>
    <style:style style:name="P100" style:family="paragraph">
      <loext:graphic-properties draw:fill-color="#aa3377" draw:opacity="25%"/>
      <style:paragraph-properties fo:text-align="center"/>
    </style:style>
    <style:style style:name="P101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102" style:family="paragraph">
      <loext:graphic-properties draw:fill-color="#4477aa" draw:opacity="100%"/>
      <style:paragraph-properties fo:text-align="center"/>
    </style:style>
    <style:style style:name="P103" style:family="paragraph">
      <loext:graphic-properties draw:fill-color="#aa3377" draw:opacity="100%"/>
      <style:paragraph-properties fo:text-align="center"/>
    </style:style>
    <style:style style:name="P104" style:family="paragraph">
      <loext:graphic-properties draw:fill-color="#555555" draw:opacity="25%"/>
      <style:paragraph-properties fo:text-align="center"/>
    </style:style>
    <style:style style:name="P105" style:family="paragraph">
      <style:paragraph-properties fo:margin-left="0cm" fo:margin-right="0cm" fo:margin-top="0cm" fo:margin-bottom="0cm" fo:line-height="100%" fo:text-indent="0cm"/>
    </style:style>
    <style:style style:name="P10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107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Palatino LT Std1" fo:font-size="54pt" fo:font-style="italic" style:font-size-asian="44pt" style:font-style-asian="italic" style:font-size-complex="44pt" style:font-style-complex="italic"/>
    </style:style>
    <style:style style:name="T2" style:family="text">
      <style:text-properties style:text-position="-8% 58%" style:font-name="Palatino LT Std1" fo:font-size="54pt" style:font-size-asian="44pt" style:font-size-complex="44pt"/>
    </style:style>
    <style:style style:name="T3" style:family="text">
      <style:text-properties style:font-name="Palatino LT Std1" fo:font-size="22pt" style:font-size-asian="20pt" style:font-style-asian="italic" style:font-size-complex="20pt" style:font-style-complex="italic"/>
    </style:style>
    <style:style style:name="T4" style:family="text">
      <style:text-properties style:font-name="Palatino LT Std1" fo:font-size="22pt" fo:font-style="italic" style:font-size-asian="20pt" style:font-style-asian="italic" style:font-size-complex="20pt" style:font-style-complex="italic"/>
    </style:style>
    <style:style style:name="T5" style:family="text">
      <style:text-properties style:text-position="-8% 58%" style:font-name="Palatino LT Std1" fo:font-size="22pt" style:font-size-asian="20pt" style:font-style-asian="italic" style:font-size-complex="20pt" style:font-style-complex="italic"/>
    </style:style>
    <style:style style:name="T6" style:family="text">
      <style:text-properties style:font-name="Palatino LT Std1" fo:font-size="24pt" style:font-size-asian="21pt" style:font-style-asian="italic" style:font-size-complex="21pt" style:font-style-complex="italic"/>
    </style:style>
    <style:style style:name="T7" style:family="text">
      <style:text-properties style:font-name="Palatino LT Std1" fo:font-size="24pt" fo:font-style="italic" style:font-size-asian="21pt" style:font-style-asian="italic" style:font-size-complex="21pt" style:font-style-complex="italic"/>
    </style:style>
    <style:style style:name="T8" style:family="text">
      <style:text-properties style:text-position="-8% 58%" style:font-name="Palatino LT Std1" fo:font-size="24pt" style:font-size-asian="21pt" style:font-style-asian="italic" style:font-size-complex="21pt" style:font-style-complex="italic"/>
    </style:style>
    <style:style style:name="T9" style:family="text">
      <style:text-properties fo:color="#228833" loext:opacity="100%" style:font-name="Palatino LT Std1" fo:font-size="22pt" fo:font-style="normal" style:font-size-asian="20pt" style:font-style-asian="italic" style:font-size-complex="20pt" style:font-style-complex="italic"/>
    </style:style>
    <style:style style:name="T10" style:family="text">
      <style:text-properties style:font-name="Palatino LT Std1" fo:font-size="40pt" fo:font-style="italic" style:font-size-asian="32pt" style:font-style-asian="italic" style:font-size-complex="32pt" style:font-style-complex="italic"/>
    </style:style>
    <style:style style:name="T11" style:family="text">
      <style:text-properties style:text-position="-8% 58%" style:font-name="Palatino LT Std1" fo:font-size="40pt" style:font-size-asian="32pt" style:font-size-complex="32pt"/>
    </style:style>
    <style:style style:name="T12" style:family="text">
      <style:text-properties fo:color="#bbbbbb" loext:opacity="100%" style:font-name="Palatino LT Std1" fo:font-size="28pt" fo:font-style="italic" style:font-size-asian="24pt" style:font-style-asian="italic" style:font-size-complex="24pt" style:font-style-complex="italic"/>
    </style:style>
    <style:style style:name="T13" style:family="text">
      <style:text-properties fo:font-size="16pt" style:font-size-asian="14pt" style:font-size-complex="14pt"/>
    </style:style>
    <style:style style:name="T14" style:family="text">
      <style:text-properties style:font-name="Palatino LT Std1" fo:font-size="20pt" style:text-underline-style="none" style:font-size-asian="16pt" style:font-size-complex="16pt"/>
    </style:style>
    <style:style style:name="T15" style:family="text">
      <style:text-properties fo:color="#4477aa" loext:opacity="100%" fo:font-size="15pt" style:font-size-asian="13pt" style:font-size-complex="13pt"/>
    </style:style>
    <style:style style:name="T16" style:family="text">
      <style:text-properties style:font-name="Palatino LT Std1" fo:font-style="italic" style:font-style-asian="italic" style:font-style-complex="italic"/>
    </style:style>
    <style:style style:name="T17" style:family="text">
      <style:text-properties style:font-name="Palatino LT Std1"/>
    </style:style>
    <style:style style:name="T18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19" style:family="text">
      <style:text-properties fo:color="#aa3377" loext:opacity="100%" fo:font-size="15pt" style:font-size-asian="13pt" style:font-size-complex="13pt"/>
    </style:style>
    <style:style style:name="T20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21" style:family="text">
      <style:text-properties style:font-name="Palatino LT Std1" fo:font-size="40pt" style:font-size-asian="32pt" style:font-size-complex="32pt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a3377" loext:opacity="100%" style:font-name="Palatino LT Std1" fo:font-size="66pt" style:font-size-asian="54pt" style:font-size-complex="54pt"/>
    </style:style>
    <style:style style:name="T25" style:family="text">
      <style:text-properties fo:color="#4477aa" loext:opacity="100%" style:font-name="Palatino LT Std1" fo:font-weight="bold" style:font-weight-asian="bold" style:font-weight-complex="bold"/>
    </style:style>
    <style:style style:name="T26" style:family="text">
      <style:text-properties fo:color="#aa3377" loext:opacity="100%" style:font-name="Palatino LT Std1" fo:font-weight="bold" style:font-weight-asian="bold" style:font-weight-complex="bold"/>
    </style:style>
    <style:style style:name="T27" style:family="text">
      <style:text-properties fo:color="#4477aa" loext:opacity="100%" style:font-name="Palatino LT Std1" fo:font-size="36pt" fo:font-style="normal" style:font-size-asian="28pt" style:font-style-asian="normal" style:font-size-complex="28pt" style:font-style-complex="normal"/>
    </style:style>
    <style:style style:name="T28" style:family="text">
      <style:text-properties fo:color="#aa33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29" style:family="text">
      <style:text-properties fo:color="#777777" loext:opacity="100%" style:font-name="Palatino LT Std1" fo:font-size="16pt" style:font-size-asian="14pt" style:font-size-complex="14pt"/>
    </style:style>
    <style:style style:name="T30" style:family="text">
      <style:text-properties fo:color="#66ccee" loext:opacity="100%" style:font-name="Palatino LT Std1" fo:font-size="22pt" style:font-size-asian="20pt" style:font-size-complex="20pt"/>
    </style:style>
    <style:style style:name="T31" style:family="text">
      <style:text-properties fo:color="#4477aa" loext:opacity="100%" style:font-name="Palatino LT Std1" fo:font-size="22pt" style:font-size-asian="20pt" style:font-size-complex="20pt"/>
    </style:style>
    <style:style style:name="T32" style:family="text"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T33" style:family="text"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T34" style:family="text">
      <style:text-properties fo:color="#4477aa" loext:opacity="100%"/>
    </style:style>
    <style:style style:name="T35" style:family="text">
      <style:text-properties fo:color="#aa3377" loext:opacity="100%"/>
    </style:style>
    <style:style style:name="T36" style:family="text">
      <style:text-properties fo:color="#4477aa" loext:opacity="100%" style:font-name="Palatino LT Std1" fo:font-size="24pt" style:font-size-asian="21pt" style:font-size-complex="21pt"/>
    </style:style>
    <style:style style:name="T37" style:family="text">
      <style:text-properties fo:color="#aa3377" loext:opacity="100%" style:font-name="Palatino LT Std1" fo:font-size="24pt" style:font-size-asian="21pt" style:font-size-complex="21pt"/>
    </style:style>
    <style:style style:name="T38" style:family="text">
      <style:text-properties fo:color="#555555" loext:opacity="100%" style:font-name="Palatino LT Std1" fo:font-style="italic" style:font-style-asian="italic" style:font-style-complex="italic"/>
    </style:style>
    <style:style style:name="T39" style:family="text">
      <style:text-properties fo:color="#66ccee" loext:opacity="100%" style:font-name="Palatino LT Std1" fo:font-size="36pt" fo:font-style="normal" style:font-size-asian="28pt" style:font-style-asian="normal" style:font-size-complex="28pt" style:font-style-complex="normal"/>
    </style:style>
    <style:style style:name="T40" style:family="text">
      <style:text-properties fo:color="#ee66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41" style:family="text">
      <style:text-properties fo:color="#4477aa" loext:opacity="100%" style:font-name="Palatino LT Std1" fo:font-size="32pt" fo:font-style="normal" style:font-size-asian="26pt" style:font-style-asian="normal" style:font-size-complex="26pt" style:font-style-complex="normal"/>
    </style:style>
    <style:style style:name="T42" style:family="text">
      <style:text-properties fo:color="#66ccee" loext:opacity="100%" style:font-name="Palatino LT Std1" fo:font-size="32pt" fo:font-style="normal" style:font-size-asian="26pt" style:font-style-asian="normal" style:font-size-complex="26pt" style:font-style-complex="normal"/>
    </style:style>
    <style:style style:name="T43" style:family="text">
      <style:text-properties fo:color="#aa33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4" style:family="text">
      <style:text-properties fo:color="#ee66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8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4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Palatino LT Std1" fo:font-size="28pt" style:font-size-asian="28pt" style:font-size-complex="28pt"/>
    </style:style>
    <style:style style:name="T48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49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1" fo:font-size="14pt" fo:font-style="normal" fo:text-shadow="none" style:text-underline-style="none" fo:font-weight="normal" style:letter-kerning="true" fo:background-color="transparent" style:font-name-asian="Font Awesome 6 Brands Regular1" style:font-size-asian="14pt" style:font-style-asian="normal" style:font-weight-asian="normal" style:font-name-complex="Font Awesome 6 Brands Regular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7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4" draw:layer="layout" svg:width="16.083cm" svg:height="13.543cm" svg:x="11.441cm" svg:y="3.103cm">
          <draw:image xlink:href="Pictures/1000000000000260000002009D4EA61F.png" xlink:type="simple" xlink:show="embed" xlink:actuate="onLoad" draw:mime-type="image/png">
            <text:p/>
          </draw:image>
        </draw:frame>
        <draw:custom-shape draw:style-name="gr9" draw:text-style-name="P5" draw:layer="layout" svg:width="3.026cm" svg:height="1.052cm" svg:x="23.533cm" svg:y="3.0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026cm" svg:height="1.052cm" svg:x="17.833cm" svg:y="15.39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92cm" svg:height="2.156cm" svg:x="0.644cm" svg:y="13.691cm">
          <draw:text-box>
            <text:p><text:span text:style-name="T1">t</text:span><text:span text:style-name="T2">1</text:span></text:p>
          </draw:text-box>
        </draw:frame>
        <draw:frame draw:style-name="gr10" draw:text-style-name="P6" draw:layer="layout" svg:width="1.692cm" svg:height="2.156cm" svg:x="1.659cm" svg:y="1.322cm">
          <draw:text-box>
            <text:p><text:span text:style-name="T1">t</text:span><text:span text:style-name="T2">2</text:span></text:p>
          </draw:text-box>
        </draw:frame>
        <draw:frame draw:style-name="gr10" draw:text-style-name="P8" draw:layer="layout" svg:width="7.232cm" svg:height="1.026cm" svg:x="14.602cm" svg:y="15.398cm">
          <draw:text-box>
            <text:p text:style-name="P7"><text:span text:style-name="T3">control volume at </text:span><text:span text:style-name="T4">t</text:span><text:span text:style-name="T5">1</text:span></text:p>
          </draw:text-box>
        </draw:frame>
        <draw:frame draw:style-name="gr10" draw:text-style-name="P9" draw:layer="layout" svg:width="7.232cm" svg:height="1.026cm" svg:x="20.469cm" svg:y="3.343cm">
          <draw:text-box>
            <text:p text:style-name="P7"><text:span text:style-name="T3">control volume at </text:span><text:span text:style-name="T4">t</text:span><text:span text:style-name="T5">2</text:span></text:p>
          </draw:text-box>
        </draw:frame>
        <draw:frame draw:style-name="gr11" draw:text-style-name="P11" draw:layer="layout" svg:width="13.55cm" svg:height="1.098cm" svg:x="0.546cm" svg:y="0.212cm">
          <draw:text-box>
            <text:p text:style-name="P10"><text:span text:style-name="T6">control surface between </text:span><text:span text:style-name="T7">t</text:span><text:span text:style-name="T8">1</text:span><text:span text:style-name="T6"> and </text:span><text:span text:style-name="T7">t</text:span><text:span text:style-name="T8">2</text:span></text:p>
          </draw:text-box>
        </draw:frame>
        <draw:path draw:style-name="gr12" draw:text-style-name="P13" draw:layer="layout" svg:width="10.752cm" svg:height="0.969cm" draw:transform="rotate (1.1072368774652) translate (17.4258225715801cm 14.4444746673125cm)" svg:viewBox="0 0 10753 970" svg:d="M0 643c1387-325 4227 194 5130 275 904 82 2555 83 3271-108 717-190 625-123 2352-810">
          <text:p text:style-name="P12"><text:span text:style-name="T9">control surface evolving in time</text:span></text:p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3d:scene draw:style-name="gr13" svg:width="7.584cm" svg:height="8.022cm" svg:x="8.394cm" svg:y="10.051cm" dr3d:transform="matrix (0.956778324021632 -0.00599368898000386 0.290756451991642 -0.0215737856908123 0.995570010235205 0.0915146244664976 -0.290016914081444 -0.0938319264040132 0.952410499277485 0.00255761203208993cm -0.00827555540398936cm 0.0000431058305333818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dr3d:scene draw:style-name="gr13" svg:width="7.588cm" svg:height="8.224cm" svg:x="8.364cm" svg:y="2.026cm" dr3d:transform="matrix (0.956778324021632 0.0538199167379804 0.285794778197003 -0.0215737856908123 0.993153973097132 -0.114803124924166 -0.290016914081444 0.103675466161014 0.9513892932249 0.00255761203208993cm -0.0124746542112686cm -0.0425446862170276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5" draw:text-style-name="P15" draw:layer="layout" svg:width="5cm" svg:height="6.13cm" svg:x="2.467cm" svg:y="3.3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466cm" svg:y1="1.271cm" svg:x2="7.466cm" svg:y2="3.109cm">
          <text:p/>
        </draw:line>
        <draw:line draw:style-name="gr16" draw:text-style-name="P1" draw:layer="layout" svg:x1="7.199cm" svg:y1="1.83cm" svg:x2="7.199cm" svg:y2="3.108cm">
          <text:p/>
        </draw:line>
        <draw:line draw:style-name="gr16" draw:text-style-name="P1" draw:layer="layout" svg:x1="6.933cm" svg:y1="2.437cm" svg:x2="6.933cm" svg:y2="3.108cm">
          <text:p/>
        </draw:line>
        <draw:line draw:style-name="gr16" draw:text-style-name="P1" draw:layer="layout" svg:x1="2.533cm" svg:y1="1.271cm" svg:x2="2.533cm" svg:y2="3.109cm">
          <text:p/>
        </draw:line>
        <draw:line draw:style-name="gr16" draw:text-style-name="P1" draw:layer="layout" svg:x1="2.8cm" svg:y1="1.83cm" svg:x2="2.8cm" svg:y2="3.108cm">
          <text:p/>
        </draw:line>
        <draw:line draw:style-name="gr16" draw:text-style-name="P1" draw:layer="layout" svg:x1="3.066cm" svg:y1="2.437cm" svg:x2="3.066cm" svg:y2="3.108cm">
          <text:p/>
        </draw:line>
        <draw:frame draw:style-name="gr10" draw:text-style-name="P17" draw:layer="layout" svg:width="1.383cm" svg:height="1.661cm" svg:x="8.509cm" svg:y="5.548cm">
          <draw:text-box>
            <text:p text:style-name="P16"><text:span text:style-name="T10">t</text:span><text:span text:style-name="T11">1</text:span></text:p>
          </draw:text-box>
        </draw:frame>
        <draw:custom-shape draw:style-name="gr17" draw:text-style-name="P1" draw:layer="layout" svg:width="0.529cm" svg:height="6.033cm" svg:x="8.019cm" svg:y="3.362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5" draw:layer="layout" svg:width="5cm" svg:height="6.13cm" svg:x="14.447cm" svg:y="9.5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6.13cm" svg:x="14.447cm" svg:y="3.3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446cm" svg:y1="7.483cm" svg:x2="19.446cm" svg:y2="9.321cm">
          <text:p/>
        </draw:line>
        <draw:line draw:style-name="gr16" draw:text-style-name="P1" draw:layer="layout" svg:x1="19.179cm" svg:y1="8.042cm" svg:x2="19.179cm" svg:y2="9.32cm">
          <text:p/>
        </draw:line>
        <draw:line draw:style-name="gr16" draw:text-style-name="P1" draw:layer="layout" svg:x1="18.913cm" svg:y1="8.649cm" svg:x2="18.913cm" svg:y2="9.32cm">
          <text:p/>
        </draw:line>
        <draw:line draw:style-name="gr16" draw:text-style-name="P1" draw:layer="layout" svg:x1="14.513cm" svg:y1="7.483cm" svg:x2="14.513cm" svg:y2="9.321cm">
          <text:p/>
        </draw:line>
        <draw:line draw:style-name="gr16" draw:text-style-name="P1" draw:layer="layout" svg:x1="14.78cm" svg:y1="8.042cm" svg:x2="14.78cm" svg:y2="9.32cm">
          <text:p/>
        </draw:line>
        <draw:line draw:style-name="gr16" draw:text-style-name="P1" draw:layer="layout" svg:x1="15.046cm" svg:y1="8.649cm" svg:x2="15.046cm" svg:y2="9.32cm">
          <text:p/>
        </draw:line>
        <draw:frame draw:style-name="gr10" draw:text-style-name="P17" draw:layer="layout" svg:width="1.383cm" svg:height="1.661cm" svg:x="20.489cm" svg:y="5.548cm">
          <draw:text-box>
            <text:p text:style-name="P16"><text:span text:style-name="T10">t</text:span><text:span text:style-name="T11">1</text:span></text:p>
          </draw:text-box>
        </draw:frame>
        <draw:custom-shape draw:style-name="gr17" draw:text-style-name="P1" draw:layer="layout" svg:width="0.529cm" svg:height="6.033cm" svg:x="19.999cm" svg:y="3.362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7" draw:layer="layout" svg:width="1.383cm" svg:height="1.661cm" svg:x="20.489cm" svg:y="11.77cm">
          <draw:text-box>
            <text:p text:style-name="P16"><text:span text:style-name="T10">t</text:span><text:span text:style-name="T11">2</text:span></text:p>
          </draw:text-box>
        </draw:frame>
        <draw:custom-shape draw:style-name="gr17" draw:text-style-name="P1" draw:layer="layout" svg:width="0.529cm" svg:height="6.033cm" svg:x="19.999cm" svg:y="9.584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5" draw:text-style-name="P15" draw:layer="layout" svg:width="5cm" svg:height="6.13cm" svg:x="7.467cm" svg:y="6.5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466cm" svg:y1="4.471cm" svg:x2="12.466cm" svg:y2="6.309cm">
          <text:p/>
        </draw:line>
        <draw:line draw:style-name="gr16" draw:text-style-name="P1" draw:layer="layout" svg:x1="12.199cm" svg:y1="5.03cm" svg:x2="12.199cm" svg:y2="6.308cm">
          <text:p/>
        </draw:line>
        <draw:line draw:style-name="gr16" draw:text-style-name="P1" draw:layer="layout" svg:x1="11.933cm" svg:y1="5.637cm" svg:x2="11.933cm" svg:y2="6.308cm">
          <text:p/>
        </draw:line>
        <draw:line draw:style-name="gr16" draw:text-style-name="P1" draw:layer="layout" svg:x1="7.533cm" svg:y1="4.471cm" svg:x2="7.533cm" svg:y2="6.309cm">
          <text:p/>
        </draw:line>
        <draw:line draw:style-name="gr16" draw:text-style-name="P1" draw:layer="layout" svg:x1="7.8cm" svg:y1="5.03cm" svg:x2="7.8cm" svg:y2="6.308cm">
          <text:p/>
        </draw:line>
        <draw:line draw:style-name="gr16" draw:text-style-name="P1" draw:layer="layout" svg:x1="8.066cm" svg:y1="5.637cm" svg:x2="8.066cm" svg:y2="6.308cm">
          <text:p/>
        </draw:line>
        <draw:frame draw:style-name="gr10" draw:text-style-name="P17" draw:layer="layout" svg:width="1.383cm" svg:height="1.661cm" svg:x="9.276cm" svg:y="3.059cm">
          <draw:text-box>
            <text:p text:style-name="P16"><text:span text:style-name="T10">t</text:span><text:span text:style-name="T11">1</text:span></text:p>
          </draw:text-box>
        </draw:frame>
        <draw:custom-shape draw:style-name="gr15" draw:text-style-name="P15" draw:layer="layout" svg:width="5cm" svg:height="6.13cm" svg:x="14.247cm" svg:y="12.73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246cm" svg:y1="10.683cm" svg:x2="19.246cm" svg:y2="12.521cm">
          <text:p/>
        </draw:line>
        <draw:line draw:style-name="gr16" draw:text-style-name="P1" draw:layer="layout" svg:x1="18.979cm" svg:y1="11.242cm" svg:x2="18.979cm" svg:y2="12.52cm">
          <text:p/>
        </draw:line>
        <draw:line draw:style-name="gr16" draw:text-style-name="P1" draw:layer="layout" svg:x1="18.713cm" svg:y1="11.849cm" svg:x2="18.713cm" svg:y2="12.52cm">
          <text:p/>
        </draw:line>
        <draw:line draw:style-name="gr16" draw:text-style-name="P1" draw:layer="layout" svg:x1="14.313cm" svg:y1="10.683cm" svg:x2="14.313cm" svg:y2="12.521cm">
          <text:p/>
        </draw:line>
        <draw:line draw:style-name="gr16" draw:text-style-name="P1" draw:layer="layout" svg:x1="14.58cm" svg:y1="11.242cm" svg:x2="14.58cm" svg:y2="12.52cm">
          <text:p/>
        </draw:line>
        <draw:line draw:style-name="gr16" draw:text-style-name="P1" draw:layer="layout" svg:x1="14.846cm" svg:y1="11.849cm" svg:x2="14.846cm" svg:y2="12.52cm">
          <text:p/>
        </draw:line>
        <draw:frame draw:style-name="gr10" draw:text-style-name="P17" draw:layer="layout" svg:width="1.383cm" svg:height="1.661cm" svg:x="16.056cm" svg:y="3.059cm">
          <draw:text-box>
            <text:p text:style-name="P16"><text:span text:style-name="T10">t</text:span><text:span text:style-name="T11">2</text:span></text:p>
          </draw:text-box>
        </draw:frame>
        <draw:path draw:style-name="gr19" draw:text-style-name="P1" draw:layer="layout" svg:width="0cm" svg:height="16.319cm" svg:x="13.352cm" svg:y="2.974cm" svg:viewBox="0 0 0 16320" svg:d="M0 0c0 5440 0 10880 0 16320">
          <text:p/>
        </draw:path>
        <draw:line draw:style-name="gr20" draw:text-style-name="P19" draw:layer="layout" svg:x1="8.237cm" svg:y1="17.742cm" svg:x2="9.986cm" svg:y2="17.742cm">
          <text:p/>
        </draw:line>
        <draw:line draw:style-name="gr20" draw:text-style-name="P19" draw:layer="layout" svg:x1="8.237cm" svg:y1="17.742cm" svg:x2="8.237cm" svg:y2="15.993cm">
          <text:p/>
        </draw:line>
        <draw:frame draw:style-name="gr21" draw:text-style-name="P20" draw:layer="layout" svg:width="0.938cm" svg:height="1.237cm" svg:x="7.343cm" svg:y="15.828cm">
          <draw:text-box>
            <text:p><text:span text:style-name="T12">z</text:span></text:p>
          </draw:text-box>
        </draw:frame>
        <draw:frame draw:style-name="gr22" draw:text-style-name="P20" draw:layer="layout" svg:width="0.997cm" svg:height="1.237cm" svg:x="9.084cm" svg:y="17.605cm">
          <draw:text-box>
            <text:p><text:span text:style-name="T12">x</text:span></text:p>
          </draw:text-box>
        </draw:frame>
        <draw:frame draw:style-name="gr23" draw:text-style-name="P22" draw:layer="layout" svg:width="2.691cm" svg:height="1.377cm" svg:x="8.621cm" svg:y="1.797cm">
          <draw:text-box>
            <text:p text:style-name="P21"><text:span text:style-name="T13">initial</text:span></text:p>
            <text:p text:style-name="P21"><text:span text:style-name="T13">situation</text:span></text:p>
          </draw:text-box>
        </draw:frame>
        <draw:frame draw:style-name="gr23" draw:text-style-name="P22" draw:layer="layout" svg:width="2.691cm" svg:height="1.377cm" svg:x="15.402cm" svg:y="1.797cm">
          <draw:text-box>
            <text:p text:style-name="P21"><text:span text:style-name="T13">final</text:span></text:p>
            <text:p text:style-name="P21"><text:span text:style-name="T13">situation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5" draw:text-style-name="P15" draw:layer="layout" svg:width="5cm" svg:height="6.13cm" svg:x="7.467cm" svg:y="6.5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466cm" svg:y1="4.471cm" svg:x2="12.466cm" svg:y2="6.309cm">
          <text:p/>
        </draw:line>
        <draw:line draw:style-name="gr16" draw:text-style-name="P1" draw:layer="layout" svg:x1="12.199cm" svg:y1="5.03cm" svg:x2="12.199cm" svg:y2="6.308cm">
          <text:p/>
        </draw:line>
        <draw:line draw:style-name="gr16" draw:text-style-name="P1" draw:layer="layout" svg:x1="11.933cm" svg:y1="5.637cm" svg:x2="11.933cm" svg:y2="6.308cm">
          <text:p/>
        </draw:line>
        <draw:line draw:style-name="gr16" draw:text-style-name="P1" draw:layer="layout" svg:x1="7.533cm" svg:y1="4.471cm" svg:x2="7.533cm" svg:y2="6.309cm">
          <text:p/>
        </draw:line>
        <draw:line draw:style-name="gr16" draw:text-style-name="P1" draw:layer="layout" svg:x1="7.8cm" svg:y1="5.03cm" svg:x2="7.8cm" svg:y2="6.308cm">
          <text:p/>
        </draw:line>
        <draw:line draw:style-name="gr16" draw:text-style-name="P1" draw:layer="layout" svg:x1="8.066cm" svg:y1="5.637cm" svg:x2="8.066cm" svg:y2="6.308cm">
          <text:p/>
        </draw:line>
        <draw:frame draw:style-name="gr10" draw:text-style-name="P17" draw:layer="layout" svg:width="1.383cm" svg:height="1.661cm" svg:x="9.276cm" svg:y="2.859cm">
          <draw:text-box>
            <text:p text:style-name="P16"><text:span text:style-name="T10">t</text:span><text:span text:style-name="T11">1</text:span></text:p>
          </draw:text-box>
        </draw:frame>
        <draw:custom-shape draw:style-name="gr15" draw:text-style-name="P15" draw:layer="layout" svg:width="5cm" svg:height="6.13cm" svg:x="14.247cm" svg:y="12.73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246cm" svg:y1="10.683cm" svg:x2="19.246cm" svg:y2="12.521cm">
          <text:p/>
        </draw:line>
        <draw:line draw:style-name="gr16" draw:text-style-name="P1" draw:layer="layout" svg:x1="18.979cm" svg:y1="11.242cm" svg:x2="18.979cm" svg:y2="12.52cm">
          <text:p/>
        </draw:line>
        <draw:line draw:style-name="gr16" draw:text-style-name="P1" draw:layer="layout" svg:x1="18.713cm" svg:y1="11.849cm" svg:x2="18.713cm" svg:y2="12.52cm">
          <text:p/>
        </draw:line>
        <draw:line draw:style-name="gr16" draw:text-style-name="P1" draw:layer="layout" svg:x1="14.313cm" svg:y1="10.683cm" svg:x2="14.313cm" svg:y2="12.521cm">
          <text:p/>
        </draw:line>
        <draw:line draw:style-name="gr16" draw:text-style-name="P1" draw:layer="layout" svg:x1="14.58cm" svg:y1="11.242cm" svg:x2="14.58cm" svg:y2="12.52cm">
          <text:p/>
        </draw:line>
        <draw:line draw:style-name="gr16" draw:text-style-name="P1" draw:layer="layout" svg:x1="14.846cm" svg:y1="11.849cm" svg:x2="14.846cm" svg:y2="12.52cm">
          <text:p/>
        </draw:line>
        <draw:frame draw:style-name="gr10" draw:text-style-name="P17" draw:layer="layout" svg:width="1.383cm" svg:height="1.661cm" svg:x="16.056cm" svg:y="2.859cm">
          <draw:text-box>
            <text:p text:style-name="P16"><text:span text:style-name="T10">t</text:span><text:span text:style-name="T11">2</text:span></text:p>
          </draw:text-box>
        </draw:frame>
        <draw:path draw:style-name="gr19" draw:text-style-name="P1" draw:layer="layout" svg:width="0cm" svg:height="14.752cm" svg:x="13.352cm" svg:y="4.541cm" svg:viewBox="0 0 0 14753" svg:d="M0 0c0 4918 0 9835 0 14753">
          <text:p/>
        </draw:path>
        <draw:line draw:style-name="gr20" draw:text-style-name="P19" draw:layer="layout" svg:x1="12.737cm" svg:y1="3.642cm" svg:x2="14.486cm" svg:y2="3.642cm">
          <text:p/>
        </draw:line>
        <draw:line draw:style-name="gr20" draw:text-style-name="P19" draw:layer="layout" svg:x1="12.737cm" svg:y1="3.642cm" svg:x2="12.737cm" svg:y2="1.893cm">
          <text:p/>
        </draw:line>
        <draw:frame draw:style-name="gr21" draw:text-style-name="P20" draw:layer="layout" svg:width="0.938cm" svg:height="1.237cm" svg:x="11.843cm" svg:y="1.728cm">
          <draw:text-box>
            <text:p><text:span text:style-name="T12">z</text:span></text:p>
          </draw:text-box>
        </draw:frame>
        <draw:frame draw:style-name="gr22" draw:text-style-name="P20" draw:layer="layout" svg:width="0.997cm" svg:height="1.237cm" svg:x="13.584cm" svg:y="3.505cm">
          <draw:text-box>
            <text:p><text:span text:style-name="T12">x</text:span></text:p>
          </draw:text-box>
        </draw:frame>
        <draw:frame draw:style-name="gr23" draw:text-style-name="P22" draw:layer="layout" svg:width="2.691cm" svg:height="1.377cm" svg:x="8.621cm" svg:y="1.597cm">
          <draw:text-box>
            <text:p text:style-name="P21"><text:span text:style-name="T13">initial</text:span></text:p>
            <text:p text:style-name="P21"><text:span text:style-name="T13">situation</text:span></text:p>
          </draw:text-box>
        </draw:frame>
        <draw:frame draw:style-name="gr23" draw:text-style-name="P22" draw:layer="layout" svg:width="2.691cm" svg:height="1.377cm" svg:x="15.402cm" svg:y="1.597cm">
          <draw:text-box>
            <text:p text:style-name="P21"><text:span text:style-name="T13">final</text:span></text:p>
            <text:p text:style-name="P21"><text:span text:style-name="T13">situation</text:span></text:p>
          </draw:text-box>
        </draw:frame>
        <draw:path draw:style-name="gr24" draw:text-style-name="P23" draw:layer="layout" svg:width="5.288cm" svg:height="6.459cm" svg:x="7.325cm" svg:y="12.582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7-7-8-5-14-11-19-19-5-9-7-18-7-27s2-18 7-26c5-9 11-15 19-20 9-5 18-7 27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path draw:style-name="gr24" draw:text-style-name="P23" draw:layer="layout" svg:width="5.288cm" svg:height="6.459cm" svg:x="14.103cm" svg:y="12.583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6-7-9-5-15-11-20-19-5-9-7-18-7-27s2-18 7-26c5-9 11-15 20-20 8-5 17-7 26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5" draw:text-style-name="P24" draw:layer="layout" svg:width="5cm" svg:height="6.13cm" svg:x="7.467cm" svg:y="6.5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466cm" svg:y1="4.471cm" svg:x2="12.466cm" svg:y2="6.309cm">
          <text:p/>
        </draw:line>
        <draw:line draw:style-name="gr16" draw:text-style-name="P1" draw:layer="layout" svg:x1="12.199cm" svg:y1="5.03cm" svg:x2="12.199cm" svg:y2="6.308cm">
          <text:p/>
        </draw:line>
        <draw:line draw:style-name="gr16" draw:text-style-name="P1" draw:layer="layout" svg:x1="11.933cm" svg:y1="5.637cm" svg:x2="11.933cm" svg:y2="6.308cm">
          <text:p/>
        </draw:line>
        <draw:line draw:style-name="gr16" draw:text-style-name="P1" draw:layer="layout" svg:x1="7.533cm" svg:y1="4.471cm" svg:x2="7.533cm" svg:y2="6.309cm">
          <text:p/>
        </draw:line>
        <draw:line draw:style-name="gr16" draw:text-style-name="P1" draw:layer="layout" svg:x1="7.8cm" svg:y1="5.03cm" svg:x2="7.8cm" svg:y2="6.308cm">
          <text:p/>
        </draw:line>
        <draw:line draw:style-name="gr16" draw:text-style-name="P1" draw:layer="layout" svg:x1="8.066cm" svg:y1="5.637cm" svg:x2="8.066cm" svg:y2="6.308cm">
          <text:p/>
        </draw:line>
        <draw:frame draw:style-name="gr10" draw:text-style-name="P17" draw:layer="layout" svg:width="1.383cm" svg:height="1.661cm" svg:x="9.276cm" svg:y="2.859cm">
          <draw:text-box>
            <text:p text:style-name="P16"><text:span text:style-name="T10">t</text:span><text:span text:style-name="T11">1</text:span></text:p>
          </draw:text-box>
        </draw:frame>
        <draw:custom-shape draw:style-name="gr25" draw:text-style-name="P24" draw:layer="layout" svg:width="5cm" svg:height="6.13cm" svg:x="14.247cm" svg:y="12.73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246cm" svg:y1="10.683cm" svg:x2="19.246cm" svg:y2="12.521cm">
          <text:p/>
        </draw:line>
        <draw:line draw:style-name="gr16" draw:text-style-name="P1" draw:layer="layout" svg:x1="18.979cm" svg:y1="11.242cm" svg:x2="18.979cm" svg:y2="12.52cm">
          <text:p/>
        </draw:line>
        <draw:line draw:style-name="gr16" draw:text-style-name="P1" draw:layer="layout" svg:x1="18.713cm" svg:y1="11.849cm" svg:x2="18.713cm" svg:y2="12.52cm">
          <text:p/>
        </draw:line>
        <draw:line draw:style-name="gr16" draw:text-style-name="P1" draw:layer="layout" svg:x1="14.313cm" svg:y1="10.683cm" svg:x2="14.313cm" svg:y2="12.521cm">
          <text:p/>
        </draw:line>
        <draw:line draw:style-name="gr16" draw:text-style-name="P1" draw:layer="layout" svg:x1="14.58cm" svg:y1="11.242cm" svg:x2="14.58cm" svg:y2="12.52cm">
          <text:p/>
        </draw:line>
        <draw:line draw:style-name="gr16" draw:text-style-name="P1" draw:layer="layout" svg:x1="14.846cm" svg:y1="11.849cm" svg:x2="14.846cm" svg:y2="12.52cm">
          <text:p/>
        </draw:line>
        <draw:frame draw:style-name="gr10" draw:text-style-name="P17" draw:layer="layout" svg:width="1.383cm" svg:height="1.661cm" svg:x="16.056cm" svg:y="2.859cm">
          <draw:text-box>
            <text:p text:style-name="P16"><text:span text:style-name="T10">t</text:span><text:span text:style-name="T11">2</text:span></text:p>
          </draw:text-box>
        </draw:frame>
        <draw:path draw:style-name="gr19" draw:text-style-name="P1" draw:layer="layout" svg:width="0cm" svg:height="14.752cm" svg:x="13.352cm" svg:y="4.541cm" svg:viewBox="0 0 0 14753" svg:d="M0 0c0 4918 0 9835 0 14753">
          <text:p/>
        </draw:path>
        <draw:line draw:style-name="gr20" draw:text-style-name="P19" draw:layer="layout" svg:x1="12.737cm" svg:y1="3.642cm" svg:x2="14.486cm" svg:y2="3.642cm">
          <text:p/>
        </draw:line>
        <draw:line draw:style-name="gr20" draw:text-style-name="P19" draw:layer="layout" svg:x1="12.737cm" svg:y1="3.642cm" svg:x2="12.737cm" svg:y2="1.893cm">
          <text:p/>
        </draw:line>
        <draw:frame draw:style-name="gr21" draw:text-style-name="P20" draw:layer="layout" svg:width="0.938cm" svg:height="1.237cm" svg:x="11.843cm" svg:y="1.728cm">
          <draw:text-box>
            <text:p><text:span text:style-name="T12">z</text:span></text:p>
          </draw:text-box>
        </draw:frame>
        <draw:frame draw:style-name="gr22" draw:text-style-name="P20" draw:layer="layout" svg:width="0.997cm" svg:height="1.237cm" svg:x="13.584cm" svg:y="3.505cm">
          <draw:text-box>
            <text:p><text:span text:style-name="T12">x</text:span></text:p>
          </draw:text-box>
        </draw:frame>
        <draw:frame draw:style-name="gr23" draw:text-style-name="P22" draw:layer="layout" svg:width="2.691cm" svg:height="1.377cm" svg:x="8.621cm" svg:y="1.597cm">
          <draw:text-box>
            <text:p text:style-name="P21"><text:span text:style-name="T13">initial</text:span></text:p>
            <text:p text:style-name="P21"><text:span text:style-name="T13">situation</text:span></text:p>
          </draw:text-box>
        </draw:frame>
        <draw:frame draw:style-name="gr23" draw:text-style-name="P22" draw:layer="layout" svg:width="2.691cm" svg:height="1.377cm" svg:x="15.402cm" svg:y="1.597cm">
          <draw:text-box>
            <text:p text:style-name="P21"><text:span text:style-name="T13">final</text:span></text:p>
            <text:p text:style-name="P21"><text:span text:style-name="T13">situation</text:span></text:p>
          </draw:text-box>
        </draw:frame>
        <draw:path draw:style-name="gr24" draw:text-style-name="P23" draw:layer="layout" svg:width="5.288cm" svg:height="6.459cm" svg:x="7.325cm" svg:y="12.582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7-7-8-5-14-11-19-19-5-9-7-18-7-27s2-18 7-26c5-9 11-15 19-20 9-5 18-7 27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path draw:style-name="gr24" draw:text-style-name="P23" draw:layer="layout" svg:width="5.288cm" svg:height="6.459cm" svg:x="14.103cm" svg:y="12.583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6-7-9-5-15-11-20-19-5-9-7-18-7-27s2-18 7-26c5-9 11-15 20-20 8-5 17-7 26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5" draw:text-style-name="P24" draw:layer="layout" svg:width="5cm" svg:height="6.13cm" svg:x="7.467cm" svg:y="6.5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466cm" svg:y1="4.471cm" svg:x2="12.466cm" svg:y2="6.309cm">
          <text:p/>
        </draw:line>
        <draw:line draw:style-name="gr16" draw:text-style-name="P1" draw:layer="layout" svg:x1="12.199cm" svg:y1="5.03cm" svg:x2="12.199cm" svg:y2="6.308cm">
          <text:p/>
        </draw:line>
        <draw:line draw:style-name="gr16" draw:text-style-name="P1" draw:layer="layout" svg:x1="11.933cm" svg:y1="5.637cm" svg:x2="11.933cm" svg:y2="6.308cm">
          <text:p/>
        </draw:line>
        <draw:line draw:style-name="gr16" draw:text-style-name="P1" draw:layer="layout" svg:x1="7.533cm" svg:y1="4.471cm" svg:x2="7.533cm" svg:y2="6.309cm">
          <text:p/>
        </draw:line>
        <draw:line draw:style-name="gr16" draw:text-style-name="P1" draw:layer="layout" svg:x1="7.8cm" svg:y1="5.03cm" svg:x2="7.8cm" svg:y2="6.308cm">
          <text:p/>
        </draw:line>
        <draw:line draw:style-name="gr16" draw:text-style-name="P1" draw:layer="layout" svg:x1="8.066cm" svg:y1="5.637cm" svg:x2="8.066cm" svg:y2="6.308cm">
          <text:p/>
        </draw:line>
        <draw:frame draw:style-name="gr10" draw:text-style-name="P17" draw:layer="layout" svg:width="1.383cm" svg:height="1.661cm" svg:x="9.276cm" svg:y="2.859cm">
          <draw:text-box>
            <text:p text:style-name="P16"><text:span text:style-name="T10">t</text:span><text:span text:style-name="T11">1</text:span></text:p>
          </draw:text-box>
        </draw:frame>
        <draw:custom-shape draw:style-name="gr25" draw:text-style-name="P24" draw:layer="layout" svg:width="5cm" svg:height="6.13cm" svg:x="14.247cm" svg:y="12.73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246cm" svg:y1="10.683cm" svg:x2="19.246cm" svg:y2="12.521cm">
          <text:p/>
        </draw:line>
        <draw:line draw:style-name="gr16" draw:text-style-name="P1" draw:layer="layout" svg:x1="18.979cm" svg:y1="11.242cm" svg:x2="18.979cm" svg:y2="12.52cm">
          <text:p/>
        </draw:line>
        <draw:line draw:style-name="gr16" draw:text-style-name="P1" draw:layer="layout" svg:x1="18.713cm" svg:y1="11.849cm" svg:x2="18.713cm" svg:y2="12.52cm">
          <text:p/>
        </draw:line>
        <draw:line draw:style-name="gr16" draw:text-style-name="P1" draw:layer="layout" svg:x1="14.313cm" svg:y1="10.683cm" svg:x2="14.313cm" svg:y2="12.521cm">
          <text:p/>
        </draw:line>
        <draw:line draw:style-name="gr16" draw:text-style-name="P1" draw:layer="layout" svg:x1="14.58cm" svg:y1="11.242cm" svg:x2="14.58cm" svg:y2="12.52cm">
          <text:p/>
        </draw:line>
        <draw:line draw:style-name="gr16" draw:text-style-name="P1" draw:layer="layout" svg:x1="14.846cm" svg:y1="11.849cm" svg:x2="14.846cm" svg:y2="12.52cm">
          <text:p/>
        </draw:line>
        <draw:frame draw:style-name="gr10" draw:text-style-name="P17" draw:layer="layout" svg:width="1.383cm" svg:height="1.661cm" svg:x="16.056cm" svg:y="2.859cm">
          <draw:text-box>
            <text:p text:style-name="P16"><text:span text:style-name="T10">t</text:span><text:span text:style-name="T11">2</text:span></text:p>
          </draw:text-box>
        </draw:frame>
        <draw:path draw:style-name="gr19" draw:text-style-name="P1" draw:layer="layout" svg:width="0cm" svg:height="14.752cm" svg:x="13.352cm" svg:y="4.541cm" svg:viewBox="0 0 0 14753" svg:d="M0 0c0 4918 0 9835 0 14753">
          <text:p/>
        </draw:path>
        <draw:line draw:style-name="gr20" draw:text-style-name="P19" draw:layer="layout" svg:x1="12.737cm" svg:y1="3.642cm" svg:x2="14.486cm" svg:y2="3.642cm">
          <text:p/>
        </draw:line>
        <draw:line draw:style-name="gr20" draw:text-style-name="P19" draw:layer="layout" svg:x1="12.737cm" svg:y1="3.642cm" svg:x2="12.737cm" svg:y2="1.893cm">
          <text:p/>
        </draw:line>
        <draw:frame draw:style-name="gr21" draw:text-style-name="P20" draw:layer="layout" svg:width="0.938cm" svg:height="1.237cm" svg:x="11.843cm" svg:y="1.728cm">
          <draw:text-box>
            <text:p><text:span text:style-name="T12">z</text:span></text:p>
          </draw:text-box>
        </draw:frame>
        <draw:frame draw:style-name="gr22" draw:text-style-name="P20" draw:layer="layout" svg:width="0.997cm" svg:height="1.237cm" svg:x="13.584cm" svg:y="3.505cm">
          <draw:text-box>
            <text:p><text:span text:style-name="T12">x</text:span></text:p>
          </draw:text-box>
        </draw:frame>
        <draw:frame draw:style-name="gr23" draw:text-style-name="P22" draw:layer="layout" svg:width="2.691cm" svg:height="1.377cm" svg:x="8.621cm" svg:y="1.597cm">
          <draw:text-box>
            <text:p text:style-name="P21"><text:span text:style-name="T13">initial</text:span></text:p>
            <text:p text:style-name="P21"><text:span text:style-name="T13">situation</text:span></text:p>
          </draw:text-box>
        </draw:frame>
        <draw:frame draw:style-name="gr23" draw:text-style-name="P22" draw:layer="layout" svg:width="2.691cm" svg:height="1.377cm" svg:x="15.402cm" svg:y="1.597cm">
          <draw:text-box>
            <text:p text:style-name="P21"><text:span text:style-name="T13">final</text:span></text:p>
            <text:p text:style-name="P21"><text:span text:style-name="T13">situation</text:span></text:p>
          </draw:text-box>
        </draw:frame>
        <draw:path draw:style-name="gr24" draw:text-style-name="P23" draw:layer="layout" svg:width="5.288cm" svg:height="6.459cm" svg:x="7.325cm" svg:y="6.36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7-7-8-5-14-11-19-19-5-9-7-18-7-27s2-18 7-26c5-9 11-15 19-20 9-5 18-7 27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path draw:style-name="gr24" draw:text-style-name="P23" draw:layer="layout" svg:width="5.288cm" svg:height="6.459cm" svg:x="14.103cm" svg:y="12.583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6-7-9-5-15-11-20-19-5-9-7-18-7-27s2-18 7-26c5-9 11-15 20-20 8-5 17-7 26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frame draw:style-name="gr26" draw:text-style-name="P27" draw:layer="layout" svg:width="11.682cm" svg:height="1.771cm" svg:x="7.778cm" svg:y="6.61cm">
          <draw:text-box>
            <text:p text:style-name="P25"><text:span text:style-name="T14">integrated flux = [0, 0, 0] N s </text:span></text:p>
            <text:p text:style-name="P26"><text:span text:style-name="T14">integrated supply = [0, 0, –4.72] N s </text:span></text:p>
          </draw:text-box>
        </draw:frame>
        <draw:path draw:style-name="gr27" draw:text-style-name="P1" draw:layer="layout" svg:width="4cm" svg:height="3.766cm" svg:x="12.784cm" svg:y="8.605cm" svg:viewBox="0 0 4001 3767" svg:d="M0 10c0 0 2639-118 3288 455 650 574 713 3302 713 3302">
          <text:p/>
        </draw:path>
        <draw:line draw:style-name="gr28" draw:text-style-name="P1" draw:layer="layout" svg:x1="24.299cm" svg:y1="6.912cm" svg:x2="24.299cm" svg:y2="2.27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5" draw:text-style-name="P24" draw:layer="layout" svg:width="5cm" svg:height="6.13cm" svg:x="7.467cm" svg:y="6.5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466cm" svg:y1="4.471cm" svg:x2="12.466cm" svg:y2="6.309cm">
          <text:p/>
        </draw:line>
        <draw:line draw:style-name="gr16" draw:text-style-name="P1" draw:layer="layout" svg:x1="12.199cm" svg:y1="5.03cm" svg:x2="12.199cm" svg:y2="6.308cm">
          <text:p/>
        </draw:line>
        <draw:line draw:style-name="gr16" draw:text-style-name="P1" draw:layer="layout" svg:x1="11.933cm" svg:y1="5.637cm" svg:x2="11.933cm" svg:y2="6.308cm">
          <text:p/>
        </draw:line>
        <draw:line draw:style-name="gr16" draw:text-style-name="P1" draw:layer="layout" svg:x1="7.533cm" svg:y1="4.471cm" svg:x2="7.533cm" svg:y2="6.309cm">
          <text:p/>
        </draw:line>
        <draw:line draw:style-name="gr16" draw:text-style-name="P1" draw:layer="layout" svg:x1="7.8cm" svg:y1="5.03cm" svg:x2="7.8cm" svg:y2="6.308cm">
          <text:p/>
        </draw:line>
        <draw:line draw:style-name="gr16" draw:text-style-name="P1" draw:layer="layout" svg:x1="8.066cm" svg:y1="5.637cm" svg:x2="8.066cm" svg:y2="6.308cm">
          <text:p/>
        </draw:line>
        <draw:frame draw:style-name="gr10" draw:text-style-name="P17" draw:layer="layout" svg:width="1.383cm" svg:height="1.661cm" svg:x="9.276cm" svg:y="2.859cm">
          <draw:text-box>
            <text:p text:style-name="P16"><text:span text:style-name="T10">t</text:span><text:span text:style-name="T11">1</text:span></text:p>
          </draw:text-box>
        </draw:frame>
        <draw:custom-shape draw:style-name="gr25" draw:text-style-name="P24" draw:layer="layout" svg:width="5cm" svg:height="6.13cm" svg:x="14.247cm" svg:y="12.73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246cm" svg:y1="10.683cm" svg:x2="19.246cm" svg:y2="12.521cm">
          <text:p/>
        </draw:line>
        <draw:line draw:style-name="gr16" draw:text-style-name="P1" draw:layer="layout" svg:x1="18.979cm" svg:y1="11.242cm" svg:x2="18.979cm" svg:y2="12.52cm">
          <text:p/>
        </draw:line>
        <draw:line draw:style-name="gr16" draw:text-style-name="P1" draw:layer="layout" svg:x1="18.713cm" svg:y1="11.849cm" svg:x2="18.713cm" svg:y2="12.52cm">
          <text:p/>
        </draw:line>
        <draw:line draw:style-name="gr16" draw:text-style-name="P1" draw:layer="layout" svg:x1="14.313cm" svg:y1="10.683cm" svg:x2="14.313cm" svg:y2="12.521cm">
          <text:p/>
        </draw:line>
        <draw:line draw:style-name="gr16" draw:text-style-name="P1" draw:layer="layout" svg:x1="14.58cm" svg:y1="11.242cm" svg:x2="14.58cm" svg:y2="12.52cm">
          <text:p/>
        </draw:line>
        <draw:line draw:style-name="gr16" draw:text-style-name="P1" draw:layer="layout" svg:x1="14.846cm" svg:y1="11.849cm" svg:x2="14.846cm" svg:y2="12.52cm">
          <text:p/>
        </draw:line>
        <draw:frame draw:style-name="gr10" draw:text-style-name="P17" draw:layer="layout" svg:width="1.383cm" svg:height="1.661cm" svg:x="16.056cm" svg:y="2.859cm">
          <draw:text-box>
            <text:p text:style-name="P16"><text:span text:style-name="T10">t</text:span><text:span text:style-name="T11">2</text:span></text:p>
          </draw:text-box>
        </draw:frame>
        <draw:path draw:style-name="gr19" draw:text-style-name="P1" draw:layer="layout" svg:width="0cm" svg:height="14.752cm" svg:x="13.352cm" svg:y="4.541cm" svg:viewBox="0 0 0 14753" svg:d="M0 0c0 4918 0 9835 0 14753">
          <text:p/>
        </draw:path>
        <draw:line draw:style-name="gr20" draw:text-style-name="P19" draw:layer="layout" svg:x1="12.737cm" svg:y1="3.642cm" svg:x2="14.486cm" svg:y2="3.642cm">
          <text:p/>
        </draw:line>
        <draw:line draw:style-name="gr20" draw:text-style-name="P19" draw:layer="layout" svg:x1="12.737cm" svg:y1="3.642cm" svg:x2="12.737cm" svg:y2="1.893cm">
          <text:p/>
        </draw:line>
        <draw:frame draw:style-name="gr21" draw:text-style-name="P20" draw:layer="layout" svg:width="0.938cm" svg:height="1.237cm" svg:x="11.843cm" svg:y="1.728cm">
          <draw:text-box>
            <text:p><text:span text:style-name="T12">z</text:span></text:p>
          </draw:text-box>
        </draw:frame>
        <draw:frame draw:style-name="gr22" draw:text-style-name="P20" draw:layer="layout" svg:width="0.997cm" svg:height="1.237cm" svg:x="13.584cm" svg:y="3.505cm">
          <draw:text-box>
            <text:p><text:span text:style-name="T12">x</text:span></text:p>
          </draw:text-box>
        </draw:frame>
        <draw:frame draw:style-name="gr23" draw:text-style-name="P22" draw:layer="layout" svg:width="2.691cm" svg:height="1.377cm" svg:x="8.621cm" svg:y="1.597cm">
          <draw:text-box>
            <text:p text:style-name="P21"><text:span text:style-name="T13">initial</text:span></text:p>
            <text:p text:style-name="P21"><text:span text:style-name="T13">situation</text:span></text:p>
          </draw:text-box>
        </draw:frame>
        <draw:frame draw:style-name="gr23" draw:text-style-name="P22" draw:layer="layout" svg:width="2.691cm" svg:height="1.377cm" svg:x="15.402cm" svg:y="1.597cm">
          <draw:text-box>
            <text:p text:style-name="P21"><text:span text:style-name="T13">final</text:span></text:p>
            <text:p text:style-name="P21"><text:span text:style-name="T13">situation</text:span></text:p>
          </draw:text-box>
        </draw:frame>
        <draw:path draw:style-name="gr24" draw:text-style-name="P23" draw:layer="layout" svg:width="5.288cm" svg:height="6.459cm" svg:x="7.325cm" svg:y="12.593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7-7-8-5-14-11-19-19-5-9-7-18-7-27s2-18 7-26c5-9 11-15 19-20 9-5 18-7 27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path draw:style-name="gr24" draw:text-style-name="P23" draw:layer="layout" svg:width="5.288cm" svg:height="6.459cm" svg:x="14.103cm" svg:y="12.583cm" svg:viewBox="0 0 5289 6460" svg:d="M27 6453c-9-5-15-11-20-19-5-9-7-18-7-27v-213c0-9 2-19 7-27s11-14 20-19c8-5 17-7 26-7s18 2 27 7c8 5 14 11 19 19s7 18 7 27v160h125c9 0 18 2 27 7 8 5 14 11 19 20 5 8 7 17 7 26s-2 18-7 27c-5 8-11 14-19 19-9 5-18 7-27 7h-178c-9 0-18-2-26-7zM106 5983c0 9-2 18-7 27-5 8-11 14-19 19-9 5-18 7-27 7s-18-2-26-7c-9-5-15-11-20-19-5-9-7-18-7-27v-213c0-9 2-19 7-27s11-14 20-19c8-5 17-7 26-7s18 2 27 7c8 5 14 11 19 19s7 18 7 27zM106 5559c0 9-2 18-7 27-5 8-11 14-19 19-9 5-18 7-27 7s-18-2-26-7c-9-5-15-11-20-19-5-9-7-18-7-27v-213c0-9 2-19 7-27s11-14 20-19c8-5 17-7 26-7s18 2 27 7c8 5 14 11 19 19s7 18 7 27zM106 5135c0 9-2 18-7 27-5 8-11 14-19 19-9 5-18 7-27 7s-18-2-26-7c-9-5-15-11-20-19-5-9-7-18-7-27v-213c0-9 2-19 7-27s11-14 20-19c8-5 17-7 26-7s18 2 27 7c8 5 14 11 19 19s7 18 7 27zM106 4711c0 9-2 18-7 27-5 8-11 14-19 19-9 5-18 7-27 7s-18-2-26-7c-9-5-15-11-20-19-5-9-7-18-7-27v-213c0-9 2-19 7-27s11-14 20-19c8-5 17-7 26-7s18 2 27 7c8 5 14 11 19 19s7 18 7 27zM106 4287c0 9-2 18-7 27-5 8-11 14-19 19-9 5-18 7-27 7s-18-2-26-7c-9-5-15-11-20-19-5-9-7-18-7-27v-213c0-9 2-19 7-27s11-14 20-19c8-5 17-7 26-7s18 2 27 7c8 5 14 11 19 19s7 18 7 27zM106 3863c0 9-2 18-7 27-5 8-11 14-19 19-9 5-18 7-27 7s-18-2-26-7c-9-5-15-11-20-19-5-9-7-18-7-27v-213c0-9 2-19 7-27s11-14 20-19c8-5 17-7 26-7s18 2 27 7c8 5 14 11 19 19s7 18 7 27zM106 3439c0 9-2 18-7 27-5 8-11 14-19 19-9 5-18 7-27 7s-18-2-26-7c-9-5-15-11-20-19-5-9-7-18-7-27v-213c0-9 2-19 7-27s11-14 20-19c8-5 17-7 26-7s18 2 27 7c8 5 14 11 19 19s7 18 7 27zM106 3015c0 9-2 18-7 27-5 8-11 14-19 19-9 5-18 7-27 7s-18-2-26-7c-9-5-15-11-20-19-5-9-7-18-7-27v-213c0-9 2-19 7-27s11-14 20-19c8-5 17-7 26-7s18 2 27 7c8 5 14 11 19 19s7 18 7 27zM106 2591c0 9-2 18-7 27-5 8-11 14-19 19-9 5-18 7-27 7s-18-2-26-7c-9-5-15-11-20-19-5-9-7-18-7-27v-213c0-9 2-19 7-27s11-14 20-19c8-5 17-7 26-7s18 2 27 7c8 5 14 11 19 19s7 18 7 27zM106 2167c0 9-2 18-7 27-5 8-11 14-19 19-9 5-18 7-27 7s-18-2-26-7c-9-5-15-11-20-19-5-9-7-18-7-27v-213c0-9 2-19 7-27s11-14 20-19c8-5 17-7 26-7s18 2 27 7c8 5 14 11 19 19s7 18 7 27zM106 1743c0 9-2 18-7 27-5 8-11 14-19 19-9 5-18 7-27 7s-18-2-26-7c-9-5-15-11-20-19-5-9-7-18-7-27v-213c0-9 2-19 7-27s11-14 20-19c8-5 17-7 26-7s18 2 27 7c8 5 14 11 19 19s7 18 7 27zM106 1319c0 9-2 18-7 27-5 8-11 14-19 19-9 5-18 7-27 7s-18-2-26-7c-9-5-15-11-20-19-5-9-7-18-7-27v-213c0-9 2-19 7-27s11-14 20-19c8-5 17-7 26-7s18 2 27 7c8 5 14 11 19 19s7 18 7 27zM106 895c0 9-2 18-7 27-5 8-11 14-19 19-9 5-18 7-27 7s-18-2-26-7c-9-5-15-11-20-19-5-9-7-18-7-27v-213c0-9 2-19 7-27s11-14 20-19c8-5 17-7 26-7s18 2 27 7c8 5 14 11 19 19s7 18 7 27zM106 471c0 9-2 18-7 27-5 8-11 14-19 19-9 5-18 7-27 7s-18-2-26-7c-9-5-15-11-20-19-5-9-7-18-7-27v-213c0-9 2-19 7-27s11-14 20-19c8-5 17-7 26-7s18 2 27 7c8 5 14 11 19 19s7 18 7 27zM59 106c-9 0-18-2-27-7-8-5-14-11-19-19-5-9-7-18-7-27s2-18 7-26c5-9 11-15 19-20 9-5 18-7 27-7h213c9 0 19 2 27 7s14 11 19 20c5 8 7 17 7 26s-2 18-7 27c-5 8-11 14-19 19s-18 7-27 7zM483 106c-9 0-18-2-27-7-8-5-14-11-19-19-5-9-7-18-7-27s2-18 7-26c5-9 11-15 19-20 9-5 18-7 27-7h213c9 0 19 2 27 7s14 11 19 20c5 8 7 17 7 26s-2 18-7 27c-5 8-11 14-19 19s-18 7-27 7zM907 106c-9 0-18-2-27-7-8-5-14-11-19-19-5-9-7-18-7-27s2-18 7-26c5-9 11-15 19-20 9-5 18-7 27-7h213c9 0 19 2 27 7s14 11 19 20c5 8 7 17 7 26s-2 18-7 27c-5 8-11 14-19 19s-18 7-27 7zM1331 106c-9 0-18-2-27-7-8-5-14-11-19-19-5-9-7-18-7-27s2-18 7-26c5-9 11-15 19-20 9-5 18-7 27-7h213c9 0 19 2 27 7s14 11 19 20c5 8 7 17 7 26s-2 18-7 27c-5 8-11 14-19 19s-18 7-27 7zM1755 106c-9 0-18-2-27-7-8-5-14-11-19-19-5-9-7-18-7-27s2-18 7-26c5-9 11-15 19-20 9-5 18-7 27-7h213c9 0 19 2 27 7s14 11 19 20c5 8 7 17 7 26s-2 18-7 27c-5 8-11 14-19 19s-18 7-27 7zM2179 106c-9 0-18-2-27-7-8-5-14-11-19-19-5-9-7-18-7-27s2-18 7-26c5-9 11-15 19-20 9-5 18-7 27-7h213c9 0 19 2 27 7s14 11 19 20c5 8 7 17 7 26s-2 18-7 27c-5 8-11 14-19 19s-18 7-27 7zM2603 106c-9 0-18-2-27-7-8-5-14-11-19-19-5-9-7-18-7-27s2-18 7-26c5-9 11-15 19-20 9-5 18-7 27-7h213c9 0 19 2 27 7s14 11 19 20c5 8 7 17 7 26s-2 18-7 27c-5 8-11 14-19 19s-18 7-27 7zM3027 106c-9 0-18-2-26-7-9-5-15-11-20-19-5-9-7-18-7-27s2-18 7-26c5-9 11-15 20-20 8-5 17-7 26-7h213c9 0 19 2 27 7s14 11 19 20c5 8 7 17 7 26s-2 18-7 27c-5 8-11 14-19 19s-18 7-27 7zM3451 106c-9 0-18-2-27-7-8-5-14-11-19-19-5-9-7-18-7-27s2-18 7-26c5-9 11-15 19-20 9-5 18-7 27-7h213c9 0 19 2 27 7s14 11 19 20c5 8 7 17 7 26s-2 18-7 27c-5 8-11 14-19 19s-18 7-27 7zM3875 106c-9 0-18-2-27-7-8-5-14-11-19-19-5-9-7-18-7-27s2-18 7-26c5-9 11-15 19-20 9-5 18-7 27-7h213c9 0 19 2 27 7s14 11 19 20c5 8 7 17 7 26s-2 18-7 27c-5 8-11 14-19 19s-18 7-27 7zM4299 106c-9 0-18-2-27-7-8-5-14-11-19-19-5-9-7-18-7-27s2-18 7-26c5-9 11-15 19-20 9-5 18-7 27-7h213c9 0 19 2 27 7s14 11 19 20c5 8 7 17 7 26s-2 18-7 27c-5 8-11 14-19 19s-18 7-27 7zM4723 106c-9 0-18-2-27-7-8-5-14-11-19-19-5-9-7-18-7-27s2-18 7-26c5-9 11-15 19-20 9-5 18-7 27-7h213c9 0 19 2 27 7s14 11 19 20c5 8 7 17 7 26s-2 18-7 27c-5 8-11 14-19 19s-18 7-27 7zM5147 106c-9 0-18-2-27-7-8-5-14-11-19-19-5-9-7-18-7-27s2-18 7-26c5-9 11-15 19-20 9-5 18-7 27-7h89c9 0 18 2 27 7 8 5 14 11 19 20 5 8 7 17 7 26v124c0 9-2 19-7 27s-11 14-19 19c-9 5-18 7-27 7s-18-2-26-7c-9-5-15-11-20-19s-7-18-7-27v-71zM5183 388c0-9 2-18 7-27 5-8 11-14 20-19 8-5 17-7 26-7s18 2 27 7c8 5 14 11 19 19 5 9 7 18 7 27v213c0 9-2 19-7 27s-11 14-19 19c-9 5-18 7-27 7s-18-2-26-7c-9-5-15-11-20-19s-7-18-7-27zM5183 812c0-9 2-18 7-27 5-8 11-14 20-19 8-5 17-7 26-7s18 2 27 7c8 5 14 11 19 19 5 9 7 18 7 27v213c0 9-2 19-7 27s-11 14-19 19c-9 5-18 7-27 7s-18-2-26-7c-9-5-15-11-20-19s-7-18-7-27zM5183 1236c0-9 2-18 7-27 5-8 11-14 20-19 8-5 17-7 26-7s18 2 27 7c8 5 14 11 19 19 5 9 7 18 7 27v213c0 9-2 19-7 27s-11 14-19 19c-9 5-18 7-27 7s-18-2-26-7c-9-5-15-11-20-19s-7-18-7-27zM5183 1660c0-9 2-18 7-27 5-8 11-14 20-19 8-5 17-7 26-7s18 2 27 7c8 5 14 11 19 19 5 9 7 18 7 27v213c0 9-2 19-7 27s-11 14-19 19c-9 5-18 7-27 7s-18-2-26-7c-9-5-15-11-20-19s-7-18-7-27zM5183 2084c0-9 2-18 7-27 5-8 11-14 20-19 8-5 17-7 26-7s18 2 27 7c8 5 14 11 19 19 5 9 7 18 7 27v213c0 9-2 19-7 27s-11 14-19 19c-9 5-18 7-27 7s-18-2-26-7c-9-5-15-11-20-19s-7-18-7-27zM5183 2508c0-9 2-18 7-27 5-8 11-14 20-19 8-5 17-7 26-7s18 2 27 7c8 5 14 11 19 19 5 9 7 18 7 27v213c0 9-2 19-7 27s-11 14-19 19c-9 5-18 7-27 7s-18-2-26-7c-9-5-15-11-20-19s-7-18-7-27zM5183 2932c0-9 2-18 7-27 5-8 11-14 20-19 8-5 17-7 26-7s18 2 27 7c8 5 14 11 19 19 5 9 7 18 7 27v213c0 9-2 19-7 27s-11 14-19 19c-9 5-18 7-27 7s-18-2-26-7c-9-5-15-11-20-19s-7-18-7-27zM5183 3356c0-9 2-18 7-27 5-8 11-14 20-19 8-5 17-7 26-7s18 2 27 7c8 5 14 11 19 19 5 9 7 18 7 27v213c0 9-2 19-7 27s-11 14-19 19c-9 5-18 7-27 7s-18-2-26-7c-9-5-15-11-20-19s-7-18-7-27zM5183 3780c0-9 2-18 7-27 5-8 11-14 20-19 8-5 17-7 26-7s18 2 27 7c8 5 14 11 19 19 5 9 7 18 7 27v213c0 9-2 19-7 27s-11 14-19 19c-9 5-18 7-27 7s-18-2-26-7c-9-5-15-11-20-19s-7-18-7-27zM5183 4204c0-9 2-18 7-27 5-8 11-14 20-19 8-5 17-7 26-7s18 2 27 7c8 5 14 11 19 19 5 9 7 18 7 27v213c0 9-2 19-7 27s-11 14-19 19c-9 5-18 7-27 7s-18-2-26-7c-9-5-15-11-20-19s-7-18-7-27zM5183 4628c0-9 2-18 7-27 5-8 11-14 20-19 8-5 17-7 26-7s18 2 27 7c8 5 14 11 19 19 5 9 7 18 7 27v213c0 9-2 19-7 27s-11 14-19 19c-9 5-18 7-27 7s-18-2-26-7c-9-5-15-11-20-19s-7-18-7-27zM5183 5052c0-9 2-18 7-27 5-8 11-14 20-19 8-5 17-7 26-7s18 2 27 7c8 5 14 11 19 19 5 9 7 18 7 27v213c0 9-2 19-7 27s-11 14-19 19c-9 5-18 7-27 7s-18-2-26-7c-9-5-15-11-20-19s-7-18-7-27zM5183 5476c0-9 2-18 7-27 5-8 11-14 20-19 8-5 17-7 26-7s18 2 27 7c8 5 14 11 19 19 5 9 7 18 7 27v213c0 9-2 19-7 27s-11 14-19 19c-9 5-18 7-27 7s-18-2-26-7c-9-5-15-11-20-19s-7-18-7-27zM5183 5900c0-9 2-18 7-27 5-8 11-14 20-19 8-5 17-7 26-7s18 2 27 7c8 5 14 11 19 19 5 9 7 18 7 27v213c0 9-2 19-7 27s-11 14-19 19c-9 5-18 7-27 7s-18-2-26-7c-9-5-15-11-20-19s-7-18-7-27zM5183 6324c0-9 2-18 7-27 5-8 11-14 20-19 8-5 17-7 26-7s18 2 27 7c8 5 14 11 19 19 5 9 7 18 7 27v83c0 9-2 18-7 27-5 8-11 14-19 19-9 5-18 7-27 7h-130c-9 0-19-2-27-7s-14-11-19-19c-5-9-7-18-7-27s2-18 7-26c5-9 11-15 19-20s18-7 27-7h77zM4895 6354c9 0 18 2 27 7 8 5 14 11 19 20 5 8 7 17 7 26s-2 18-7 27c-5 8-11 14-19 19-9 5-18 7-27 7h-213c-9 0-19-2-27-7s-14-11-19-19c-5-9-7-18-7-27s2-18 7-26c5-9 11-15 19-20s18-7 27-7zM4471 6354c9 0 18 2 27 7 8 5 14 11 19 20 5 8 7 17 7 26s-2 18-7 27c-5 8-11 14-19 19-9 5-18 7-27 7h-213c-9 0-19-2-27-7s-14-11-19-19c-5-9-7-18-7-27s2-18 7-26c5-9 11-15 19-20s18-7 27-7zM4047 6354c9 0 18 2 27 7 8 5 14 11 19 20 5 8 7 17 7 26s-2 18-7 27c-5 8-11 14-19 19-9 5-18 7-27 7h-213c-9 0-19-2-27-7s-14-11-19-19c-5-9-7-18-7-27s2-18 7-26c5-9 11-15 19-20s18-7 27-7zM3623 6354c9 0 18 2 27 7 8 5 14 11 19 20 5 8 7 17 7 26s-2 18-7 27c-5 8-11 14-19 19-9 5-18 7-27 7h-213c-9 0-19-2-27-7s-14-11-19-19c-5-9-7-18-7-27s2-18 7-26c5-9 11-15 19-20s18-7 27-7zM3199 6354c9 0 18 2 27 7 8 5 14 11 19 20 5 8 7 17 7 26s-2 18-7 27c-5 8-11 14-19 19-9 5-18 7-27 7h-213c-9 0-19-2-27-7s-14-11-19-19c-5-9-7-18-7-27s2-18 7-26c5-9 11-15 19-20s18-7 27-7zM2775 6354c9 0 18 2 27 7 8 5 14 11 19 20 5 8 7 17 7 26s-2 18-7 27c-5 8-11 14-19 19-9 5-18 7-27 7h-213c-9 0-19-2-27-7s-14-11-19-19c-5-9-7-18-7-27s2-18 7-26c5-9 11-15 19-20s18-7 27-7zM2351 6354c9 0 18 2 27 7 8 5 14 11 19 20 5 8 7 17 7 26s-2 18-7 27c-5 8-11 14-19 19-9 5-18 7-27 7h-213c-9 0-19-2-27-7s-14-11-19-19c-5-9-7-18-7-27s2-18 7-26c5-9 11-15 19-20s18-7 27-7zM1927 6354c9 0 18 2 27 7 8 5 14 11 19 20 5 8 7 17 7 26s-2 18-7 27c-5 8-11 14-19 19-9 5-18 7-27 7h-213c-9 0-19-2-27-7s-14-11-19-19c-5-9-7-18-7-27s2-18 7-26c5-9 11-15 19-20s18-7 27-7zM1503 6354c9 0 18 2 27 7 8 5 14 11 19 20 5 8 7 17 7 26s-2 18-7 27c-5 8-11 14-19 19-9 5-18 7-27 7h-213c-9 0-19-2-27-7s-14-11-19-19c-5-9-7-18-7-27s2-18 7-26c5-9 11-15 19-20s18-7 27-7zM1079 6354c9 0 18 2 27 7 8 5 14 11 19 20 5 8 7 17 7 26s-2 18-7 27c-5 8-11 14-19 19-9 5-18 7-27 7h-213c-9 0-19-2-27-7s-14-11-19-19c-5-9-7-18-7-27s2-18 7-26c5-9 11-15 19-20s18-7 27-7zM655 6354c9 0 18 2 27 7 8 5 14 11 19 20 5 8 7 17 7 26s-2 18-7 27c-5 8-11 14-19 19-9 5-18 7-27 7h-213c-9 0-19-2-27-7s-14-11-19-19c-5-9-7-18-7-27s2-18 7-26c5-9 11-15 19-20s18-7 27-7z">
          <text:p/>
        </draw:path>
        <draw:frame draw:style-name="gr26" draw:text-style-name="P27" draw:layer="layout" svg:width="11.682cm" svg:height="1.771cm" svg:x="7.778cm" svg:y="8.61cm">
          <draw:text-box>
            <text:p text:style-name="P25"><text:span text:style-name="T14">integrated flux = [0, 0, –3.15] N s </text:span></text:p>
            <text:p text:style-name="P26"><text:span text:style-name="T14">integrated supply = [0, 0, –1.57] N s </text:span></text:p>
          </draw:text-box>
        </draw:frame>
        <draw:path draw:style-name="gr27" draw:text-style-name="P1" draw:layer="layout" svg:width="4cm" svg:height="3.766cm" draw:transform="rotate (0.770737397680696) translate (10.5199493288802cm 12.3197489092658cm)" svg:viewBox="0 0 4001 3767" svg:d="M0 10c0 0 2639-118 3288 455 650 574 713 3302 713 3302">
          <text:p/>
        </draw:path>
        <draw:line draw:style-name="gr28" draw:text-style-name="P1" draw:layer="layout" svg:x1="24.299cm" svg:y1="6.912cm" svg:x2="24.299cm" svg:y2="2.27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4" draw:layer="layout" svg:width="19.813cm" svg:height="19.813cm" svg:x="4.944cm" svg:y="0.594cm">
          <draw:image xlink:href="Pictures/1000000000000400000004004834155F.jpg" xlink:type="simple" xlink:show="embed" xlink:actuate="onLoad" draw:mime-type="image/jpeg">
            <text:p/>
          </draw:image>
        </draw:frame>
        <draw:line draw:style-name="gr29" draw:text-style-name="P1" draw:layer="layout" svg:x1="4.944cm" svg:y1="12.266cm" svg:x2="23.219cm" svg:y2="2.89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4" draw:layer="layout" svg:width="28.821cm" svg:height="15.13cm" svg:x="0.41cm" svg:y="2.459cm">
          <draw:image xlink:href="Pictures/10000000000004B000000276BE10C922.jpg" xlink:type="simple" xlink:show="embed" xlink:actuate="onLoad" draw:mime-type="image/jpeg">
            <text:p/>
          </draw:image>
        </draw:frame>
        <draw:line draw:style-name="gr29" draw:text-style-name="P1" draw:layer="layout" svg:x1="0.41cm" svg:y1="15.992cm" svg:x2="25.823cm" svg:y2="2.459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30" draw:text-style-name="P28" draw:layer="layout" svg:width="2.794cm" svg:height="2.913cm" draw:transform="rotate (-1.03690010860983) translate (13.422cm 9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9" draw:layer="layout" svg:width="2.604cm" svg:height="2.604cm" draw:transform="rotate (-1.03690010860983) translate (8.189cm 2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3.301cm" svg:height="3.387cm" draw:transform="rotate (-1.03690010860983) translate (11.39cm 12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9.429cm" svg:height="9.665cm" draw:transform="skewX (8.17356676256456E-017) rotate (-0.479267412597644) translate (8.30852618193669cm 2.76807145886468cm)" svg:viewBox="0 0 9430 9666" svg:d="M0 0c8880 0 9787 2187 9339 9666">
          <text:p text:style-name="P4"/>
        </draw:path>
        <draw:path draw:style-name="gr34" draw:text-style-name="P1" draw:layer="layout" svg:width="6.507cm" svg:height="6.751cm" draw:transform="skewX (8.47744455544943E-017) rotate (-0.479267412597644) translate (7.10460258711763cm 5.07824201054218cm)" svg:viewBox="0 0 6508 6752" svg:d="M0 0c7548 18 6825 1853 6040 6752">
          <text:p/>
        </draw:path>
        <draw:custom-shape draw:style-name="gr35" draw:text-style-name="P28" draw:layer="layout" svg:width="2.794cm" svg:height="2.749cm" draw:transform="rotate (-1.03690010860983) translate (12.731cm 5.1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4" draw:layer="layout" svg:width="19.831cm" svg:height="11.155cm" draw:transform="rotate (-1.5707963267949) translate (18.478cm 0.505cm)">
          <draw:image xlink:href="Pictures/1000000000000500000002D053724C9B.jpg" xlink:type="simple" xlink:show="embed" xlink:actuate="onLoad" draw:mime-type="image/jpeg">
            <text:p/>
          </draw:image>
        </draw:frame>
        <draw:custom-shape draw:style-name="gr36" draw:text-style-name="P30" draw:layer="layout" svg:width="1.741cm" svg:height="1.741cm" svg:x="8.946cm" svg:y="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0" draw:layer="layout" svg:width="1.741cm" svg:height="1.741cm" svg:x="11.2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11.681cm" svg:height="11.648cm" draw:transform="skewX (5.47508320605886E-017) rotate (-0.631285590446349) translate (10.391813889336cm 1.74167865226172cm)" svg:viewBox="0 0 11682 11649" svg:d="M0 159c1136-96 3641-272 4744-55 1102 217 2646 713 3320 1636 675 923 1087 1775 1015 3218-73 1442-762 3353-1119 4279-358 925-807 1220-711 1359 96 140 317-204 1119-84 802 119 2166 429 3314 1137">
          <text:p text:style-name="P4"/>
        </draw:path>
        <draw:path draw:style-name="gr38" draw:text-style-name="P1" draw:layer="layout" svg:width="10.88cm" svg:height="11.581cm" draw:transform="skewX (0.0478220215046446) rotate (-0.607549112619226) translate (9.44971268961588cm 3.24350738722661cm)" svg:viewBox="0 0 10881 11582" svg:d="M0 124c1117-93 3397-187 4309-69s1970 502 2384 1058c415 556 867 1165 806 2195-60 1030-696 2965-951 3751-255 785-529 1820-642 2222-114 401-78 936 529 1059 606 123 1180 161 1803 277 623 115 1492 246 2643 965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39" draw:text-style-name="P4" draw:layer="layout" svg:x1="3.982cm" svg:y1="8.88cm" svg:x2="26.262cm" svg:y2="8.88cm">
          <text:p/>
        </draw:line>
        <draw:custom-shape draw:style-name="gr40" draw:text-style-name="P31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9.817cm" svg:y1="8.505cm" svg:x2="12.689cm" svg:y2="8.505cm">
          <text:p/>
        </draw:line>
        <draw:line draw:style-name="gr42" draw:text-style-name="P4" draw:layer="layout" svg:x1="16.137cm" svg:y1="8.505cm" svg:x2="22.785cm" svg:y2="8.505cm">
          <text:p/>
        </draw:line>
        <draw:line draw:style-name="gr43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43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44" draw:text-style-name="P32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44" draw:text-style-name="P32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44" draw:text-style-name="P32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44" draw:text-style-name="P32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44" draw:text-style-name="P32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45" draw:text-style-name="P33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45" draw:text-style-name="P33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45" draw:text-style-name="P33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45" draw:text-style-name="P33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45" draw:text-style-name="P33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45" draw:text-style-name="P33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45" draw:text-style-name="P33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45" draw:text-style-name="P33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46" draw:text-style-name="P1" draw:layer="layout" svg:x1="15.236cm" svg:y1="9.601cm" svg:x2="17.98cm" svg:y2="7.532cm">
          <text:p/>
        </draw:line>
        <draw:path draw:style-name="gr47" draw:text-style-name="P34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48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9" draw:layer="layout"/>
        </dr3d:scene>
        <draw:polygon draw:style-name="gr50" draw:text-style-name="P35" draw:layer="layout" svg:width="5.369cm" svg:height="11.898cm" svg:x="15.314cm" svg:y="3.574cm" svg:viewBox="0 0 5370 11899" draw:points="4188,0 0,3078 2077,11899 5370,7351">
          <text:p/>
        </draw:polygon>
        <draw:frame draw:style-name="gr51" draw:text-style-name="P36" draw:layer="layout" svg:width="12.159cm" svg:height="0.865cm" svg:x="0.401cm" svg:y="1.365cm">
          <draw:text-box>
            <text:p><text:span text:style-name="T15">how muc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s in this volume?</text:span></text:p>
          </draw:text-box>
        </draw:frame>
        <draw:frame draw:style-name="gr52" draw:text-style-name="P37" draw:layer="layout" svg:width="4.177cm" svg:height="0.992cm" svg:x="2.973cm" svg:y="6.51cm">
          <draw:text-box>
            <text:p><text:span text:style-name="T16">t</text:span><text:span text:style-name="T17"> = 13:30:15</text:span></text:p>
          </draw:text-box>
        </draw:frame>
        <draw:frame draw:style-name="gr53" draw:text-style-name="P39" draw:layer="layout" svg:width="4.626cm" svg:height="2.914cm" svg:x="3.309cm" svg:y="0.34cm">
          <draw:text-box>
            <text:p text:style-name="P38"><text:span text:style-name="T18">matter</text:span></text:p>
            <text:p text:style-name="P38"><text:span text:style-name="T18">energy-mass</text:span></text:p>
            <text:p text:style-name="P38"><text:span text:style-name="T18">momentum</text:span></text:p>
            <text:p text:style-name="P38"><text:span text:style-name="T18">angular momentum</text:span></text:p>
            <text:p text:style-name="P38"><text:span text:style-name="T18">entropy</text:span></text:p>
          </draw:text-box>
        </draw:frame>
        <draw:custom-shape draw:style-name="gr54" draw:text-style-name="P40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55" draw:text-style-name="P41" draw:layer="layout" svg:width="18.691cm" svg:height="0.865cm" svg:x="10.502cm" svg:y="17.465cm">
          <draw:text-box>
            <text:p><text:span text:style-name="T19">how much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s flowing through this surface per unit time?</text:span></text:p>
          </draw:text-box>
        </draw:frame>
        <draw:frame draw:style-name="gr53" draw:text-style-name="P42" draw:layer="layout" svg:width="4.626cm" svg:height="2.914cm" svg:x="13.41cm" svg:y="16.44cm">
          <draw:text-box>
            <text:p text:style-name="P38"><text:span text:style-name="T20">matter</text:span></text:p>
            <text:p text:style-name="P38"><text:span text:style-name="T20">energy-mass</text:span></text:p>
            <text:p text:style-name="P38"><text:span text:style-name="T20">momentum</text:span></text:p>
            <text:p text:style-name="P38"><text:span text:style-name="T20">angular momentum</text:span></text:p>
            <text:p text:style-name="P38"><text:span text:style-name="T20">entropy</text:span></text:p>
          </draw:text-box>
        </draw:frame>
        <draw:custom-shape draw:style-name="gr56" draw:text-style-name="P43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57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58" draw:text-style-name="P1" draw:layer="layout" svg:x1="17.968cm" svg:y1="7.554cm" svg:x2="22.772cm" svg:y2="3.93cm">
          <text:p/>
        </draw:line>
        <draw:g draw:style-name="gr59">
          <draw:path draw:style-name="gr60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61" draw:text-style-name="P1" draw:layer="layout" svg:x1="25.167cm" svg:y1="11.321cm" svg:x2="25.167cm" svg:y2="9.334cm">
            <text:p/>
          </draw:line>
          <draw:custom-shape draw:style-name="gr62" draw:text-style-name="P44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63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64" draw:text-style-name="P1" draw:layer="layout" svg:x1="15.2cm" svg:y1="9.4cm" svg:x2="18.262cm" svg:y2="7.841cm">
          <text:p/>
        </draw:line>
        <draw:path draw:style-name="gr47" draw:text-style-name="P34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48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9" draw:layer="layout"/>
        </dr3d:scene>
        <draw:polygon draw:style-name="gr50" draw:text-style-name="P35" draw:layer="layout" svg:width="5.369cm" svg:height="11.898cm" svg:x="15.314cm" svg:y="3.574cm" svg:viewBox="0 0 5370 11899" draw:points="4188,0 0,3078 2077,11899 5370,7351">
          <text:p/>
        </draw:polygon>
        <draw:frame draw:style-name="gr51" draw:text-style-name="P36" draw:layer="layout" svg:width="12.159cm" svg:height="0.865cm" svg:x="0.401cm" svg:y="1.365cm">
          <draw:text-box>
            <text:p><text:span text:style-name="T15">how muc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s in this volume?</text:span></text:p>
          </draw:text-box>
        </draw:frame>
        <draw:frame draw:style-name="gr52" draw:text-style-name="P37" draw:layer="layout" svg:width="4.177cm" svg:height="0.992cm" svg:x="2.973cm" svg:y="6.51cm">
          <draw:text-box>
            <text:p><text:span text:style-name="T16">t</text:span><text:span text:style-name="T17"> = 13:30:15</text:span></text:p>
          </draw:text-box>
        </draw:frame>
        <draw:frame draw:style-name="gr53" draw:text-style-name="P39" draw:layer="layout" svg:width="4.626cm" svg:height="2.914cm" svg:x="3.309cm" svg:y="0.34cm">
          <draw:text-box>
            <text:p text:style-name="P38"><text:span text:style-name="T18">matter</text:span></text:p>
            <text:p text:style-name="P38"><text:span text:style-name="T18">energy-mass</text:span></text:p>
            <text:p text:style-name="P38"><text:span text:style-name="T18">momentum</text:span></text:p>
            <text:p text:style-name="P38"><text:span text:style-name="T18">angular momentum</text:span></text:p>
            <text:p text:style-name="P38"><text:span text:style-name="T18">entropy</text:span></text:p>
          </draw:text-box>
        </draw:frame>
        <draw:custom-shape draw:style-name="gr54" draw:text-style-name="P40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55" draw:text-style-name="P41" draw:layer="layout" svg:width="18.691cm" svg:height="0.865cm" svg:x="10.502cm" svg:y="17.465cm">
          <draw:text-box>
            <text:p><text:span text:style-name="T19">how much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is flowing through this surface per unit time?</text:span></text:p>
          </draw:text-box>
        </draw:frame>
        <draw:frame draw:style-name="gr53" draw:text-style-name="P42" draw:layer="layout" svg:width="4.626cm" svg:height="2.914cm" svg:x="13.41cm" svg:y="16.44cm">
          <draw:text-box>
            <text:p text:style-name="P38"><text:span text:style-name="T20">matter</text:span></text:p>
            <text:p text:style-name="P38"><text:span text:style-name="T20">energy-mass</text:span></text:p>
            <text:p text:style-name="P38"><text:span text:style-name="T20">momentum</text:span></text:p>
            <text:p text:style-name="P38"><text:span text:style-name="T20">angular momentum</text:span></text:p>
            <text:p text:style-name="P38"><text:span text:style-name="T20">entropy</text:span></text:p>
          </draw:text-box>
        </draw:frame>
        <draw:custom-shape draw:style-name="gr56" draw:text-style-name="P43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57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59">
          <draw:path draw:style-name="gr65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66" draw:text-style-name="P1" draw:layer="layout" svg:x1="18.258cm" svg:y1="7.863cm" svg:x2="20.378cm" svg:y2="6.783cm">
            <text:p/>
          </draw:line>
          <draw:custom-shape draw:style-name="gr67" draw:text-style-name="P44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68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69" draw:text-style-name="P1" draw:layer="layout" svg:x1="13.016cm" svg:y1="6.066cm" svg:x2="17.322cm" svg:y2="3.58cm">
          <text:p/>
        </draw:line>
        <draw:g draw:style-name="gr59">
          <draw:path draw:style-name="gr60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70" draw:text-style-name="P1" draw:layer="layout" svg:x1="17.992cm" svg:y1="6.086cm" svg:x2="19.713cm" svg:y2="5.092cm">
            <text:p/>
          </draw:line>
          <draw:custom-shape draw:style-name="gr62" draw:text-style-name="P44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71" draw:text-style-name="P1" draw:layer="layout" svg:x1="20.019cm" svg:y1="4.916cm" svg:x2="22.344cm" svg:y2="3.573cm">
            <text:p/>
          </draw:line>
        </draw:g>
        <draw:line draw:style-name="gr72" draw:text-style-name="P1" draw:layer="layout" svg:x1="9.683cm" svg:y1="11.025cm" svg:x2="14.655cm" svg:y2="11.025cm">
          <text:p/>
        </draw:line>
        <draw:g draw:style-name="gr59">
          <draw:path draw:style-name="gr60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70" draw:text-style-name="P1" draw:layer="layout" svg:x1="15.555cm" svg:y1="11.019cm" svg:x2="17.542cm" svg:y2="11.019cm">
            <text:p/>
          </draw:line>
          <draw:custom-shape draw:style-name="gr62" draw:text-style-name="P44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71" draw:text-style-name="P1" draw:layer="layout" svg:x1="17.896cm" svg:y1="11.019cm" svg:x2="20.581cm" svg:y2="11.019cm">
            <text:p/>
          </draw:line>
        </draw:g>
        <draw:line draw:style-name="gr72" draw:text-style-name="P1" draw:layer="layout" svg:x1="9.683cm" svg:y1="15.012cm" svg:x2="14.655cm" svg:y2="15.012cm">
          <text:p/>
        </draw:line>
        <draw:path draw:style-name="gr60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70" draw:text-style-name="P1" draw:layer="layout" svg:x1="15.555cm" svg:y1="15.018cm" svg:x2="17.542cm" svg:y2="15.018cm">
          <text:p/>
        </draw:line>
        <draw:custom-shape draw:style-name="gr73" draw:text-style-name="P45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71" draw:text-style-name="P1" draw:layer="layout" svg:x1="17.896cm" svg:y1="15.018cm" svg:x2="20.581cm" svg:y2="15.018cm">
          <text:p/>
        </draw:line>
        <draw:line draw:style-name="gr74" draw:text-style-name="P1" draw:layer="layout" svg:x1="8.185cm" svg:y1="17.101cm" svg:x2="22.15cm" svg:y2="17.113cm">
          <text:p/>
        </draw:line>
        <draw:custom-shape draw:style-name="gr75" draw:text-style-name="P46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g draw:style-name="gr59">
          <draw:g draw:style-name="gr59">
            <draw:path draw:style-name="gr76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77" draw:text-style-name="P1" draw:layer="layout" svg:x1="20.013cm" svg:y1="8.892cm" svg:x2="22.207cm" svg:y2="6.696cm">
              <text:p/>
            </draw:line>
            <draw:custom-shape draw:style-name="gr78" draw:text-style-name="P44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9" draw:text-style-name="P1" draw:layer="layout" svg:x1="22.446cm" svg:y1="6.458cm" svg:x2="25.355cm" svg:y2="3.547cm">
              <text:p/>
            </draw:line>
          </draw:g>
          <draw:g draw:style-name="gr59">
            <draw:path draw:style-name="gr80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81" draw:text-style-name="P1" draw:layer="layout" svg:x1="22.526cm" svg:y1="13.244cm" svg:x2="21.532cm" svg:y2="11.523cm">
              <text:p/>
            </draw:line>
            <draw:custom-shape draw:style-name="gr82" draw:text-style-name="P44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83" draw:text-style-name="P1" draw:layer="layout" svg:x1="21.356cm" svg:y1="11.216cm" svg:x2="20.013cm" svg:y2="8.891cm">
              <text:p/>
            </draw:line>
          </draw:g>
          <draw:g draw:style-name="gr59">
            <draw:path draw:style-name="gr84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85" draw:text-style-name="P1" draw:layer="layout" svg:x1="22.572cm" svg:y1="13.286cm" svg:x2="23.613cm" svg:y2="9.644cm">
              <text:p/>
            </draw:line>
            <draw:custom-shape draw:style-name="gr86" draw:text-style-name="P44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7" draw:text-style-name="P1" draw:layer="layout" svg:x1="23.726cm" svg:y1="9.251cm" svg:x2="25.355cm" svg:y2="3.546cm">
              <text:p/>
            </draw:line>
          </draw:g>
        </draw:g>
        <draw:g draw:style-name="gr59">
          <draw:path draw:style-name="gr88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89" draw:text-style-name="P1" draw:layer="layout" svg:x1="10.712cm" svg:y1="11.089cm" svg:x2="12.906cm" svg:y2="8.893cm">
            <text:p/>
          </draw:line>
          <draw:custom-shape draw:style-name="gr90" draw:text-style-name="P44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1" draw:text-style-name="P1" draw:layer="layout" svg:x1="13.145cm" svg:y1="8.655cm" svg:x2="16.054cm" svg:y2="5.744cm">
            <text:p/>
          </draw:line>
        </draw:g>
        <draw:g draw:style-name="gr59">
          <draw:path draw:style-name="gr92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93" draw:text-style-name="P1" draw:layer="layout" svg:x1="6.803cm" svg:y1="10.593cm" svg:x2="5.809cm" svg:y2="8.872cm">
            <text:p/>
          </draw:line>
          <draw:custom-shape draw:style-name="gr94" draw:text-style-name="P44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95" draw:text-style-name="P1" draw:layer="layout" svg:x1="5.633cm" svg:y1="8.565cm" svg:x2="4.29cm" svg:y2="6.24cm">
            <text:p/>
          </draw:line>
        </draw:g>
        <draw:frame draw:style-name="gr96" draw:text-style-name="P37" draw:layer="layout" svg:width="1.357cm" svg:height="1.661cm" svg:x="8.079cm" svg:y="7.586cm">
          <draw:text-box>
            <text:p><text:span text:style-name="T21">+</text:span></text:p>
          </draw:text-box>
        </draw:frame>
        <draw:frame draw:style-name="gr96" draw:text-style-name="P37" draw:layer="layout" svg:width="1.357cm" svg:height="1.661cm" svg:x="17.53cm" svg:y="7.586cm">
          <draw:text-box>
            <text:p><text:span text:style-name="T21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7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98" draw:text-style-name="P28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4" draw:layer="layout" svg:x1="6.73cm" svg:y1="16.007cm" svg:x2="9.503cm" svg:y2="2.107cm">
          <text:p/>
        </draw:line>
        <draw:line draw:style-name="gr100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01" draw:text-style-name="P47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01" draw:text-style-name="P47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45" draw:text-style-name="P33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45" draw:text-style-name="P33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102" draw:text-style-name="P48" draw:layer="layout" svg:width="1.912cm" svg:height="1.661cm" svg:x="5.823cm" svg:y="9.959cm">
          <draw:text-box>
            <text:p><text:span text:style-name="T22"></text:span></text:p>
          </draw:text-box>
        </draw:frame>
        <draw:frame draw:style-name="gr102" draw:text-style-name="P49" draw:layer="layout" svg:width="1.912cm" svg:height="1.661cm" svg:x="9.084cm" svg:y="2.88cm">
          <draw:text-box>
            <text:p><text:span text:style-name="T23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03" draw:text-style-name="P50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04" draw:text-style-name="P51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9">
          <draw:custom-shape draw:style-name="gr105" draw:text-style-name="P51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6" draw:text-style-name="P51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59">
          <draw:custom-shape draw:style-name="gr105" draw:text-style-name="P51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7" draw:text-style-name="P51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108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103" draw:text-style-name="P50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09" draw:text-style-name="P52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path draw:style-name="gr110" draw:text-style-name="P53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111" draw:text-style-name="P54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111" draw:text-style-name="P54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110" draw:text-style-name="P53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45" draw:text-style-name="P33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45" draw:text-style-name="P33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45" draw:text-style-name="P33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112" draw:text-style-name="P55" draw:layer="layout" svg:width="5.357cm" svg:height="2.579cm" svg:x="1.652cm" svg:y="16.707cm">
          <draw:text-box>
            <text:p><text:span text:style-name="T24">– </text:span><text:span text:style-name="T24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113" draw:text-style-name="P1" draw:layer="layout" svg:width="6.451cm" svg:height="6.308cm" draw:transform="skewX (0.00174532925199438) rotate (-2.41518661890975) translate (11.2676684528665cm 5.47194917556884cm)" svg:viewBox="0 0 6452 6309" svg:d="M0 6309c848-1274 1729-2236 1650-3102s-296-2184 596-2727 4083-1048 4206 1011">
          <text:p/>
        </draw:path>
        <draw:line draw:style-name="gr114" draw:text-style-name="P56" draw:layer="layout" svg:x1="0.956cm" svg:y1="1.615cm" svg:x2="4.312cm" svg:y2="0.711cm">
          <text:p/>
        </draw:line>
        <draw:path draw:style-name="gr115" draw:text-style-name="P51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111" draw:text-style-name="P54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111" draw:text-style-name="P54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111" draw:text-style-name="P54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111" draw:text-style-name="P54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113" draw:text-style-name="P1" draw:layer="layout" svg:width="6.451cm" svg:height="6.308cm" draw:transform="skewX (0.00174532925199438) rotate (-2.41518661890975) translate (26.3686684528665cm 4.97794917556882cm)" svg:viewBox="0 0 6452 6309" svg:d="M0 6309c848-1274 1729-2236 1650-3102s-296-2184 596-2727 4083-1048 4206 1011">
          <text:p/>
        </draw:path>
        <draw:path draw:style-name="gr116" draw:text-style-name="P51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45" draw:text-style-name="P33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45" draw:text-style-name="P33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45" draw:text-style-name="P33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45" draw:text-style-name="P33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45" draw:text-style-name="P33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104" draw:text-style-name="P51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3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45" draw:text-style-name="P33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45" draw:text-style-name="P33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45" draw:text-style-name="P33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45" draw:text-style-name="P33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45" draw:text-style-name="P33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111" draw:text-style-name="P54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111" draw:text-style-name="P54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111" draw:text-style-name="P54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111" draw:text-style-name="P54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111" draw:text-style-name="P54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g draw:style-name="gr59">
          <draw:path draw:style-name="gr11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9">
          <draw:path draw:style-name="gr11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19" draw:text-style-name="P51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20" draw:text-style-name="P5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21" draw:text-style-name="P58" draw:layer="layout" svg:width="0.951cm" svg:height="0.992cm" svg:x="5.911cm" svg:y="3.802cm">
          <draw:text-box>
            <text:p><text:span text:style-name="T25">+</text:span></text:p>
          </draw:text-box>
        </draw:frame>
        <draw:frame draw:style-name="gr121" draw:text-style-name="P58" draw:layer="layout" svg:width="0.951cm" svg:height="0.992cm" svg:x="20.87cm" svg:y="3.703cm">
          <draw:text-box>
            <text:p><text:span text:style-name="T25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g draw:style-name="gr59">
          <draw:path draw:style-name="gr113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17" draw:text-style-name="P5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9">
          <draw:path draw:style-name="gr113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22.5431562157411cm 4.7378731501859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17" draw:text-style-name="P5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23" draw:text-style-name="P51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20" draw:text-style-name="P51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59">
          <draw:path draw:style-name="gr113" draw:text-style-name="P1" draw:layer="layout" svg:width="5.555cm" svg:height="5.432cm" draw:transform="skewX (0.00174532925199433) rotate (-2.41518661890975) translate (10.7031562157411cm 4.5078731501859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122" draw:text-style-name="P5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122" draw:text-style-name="P5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122" draw:text-style-name="P5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2" draw:text-style-name="P5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24" draw:text-style-name="P60" draw:layer="layout" svg:width="0.875cm" svg:height="0.992cm" svg:x="21.5cm" svg:y="2.491cm">
          <draw:text-box>
            <text:p><text:span text:style-name="T26">–</text:span></text:p>
          </draw:text-box>
        </draw:frame>
        <draw:frame draw:style-name="gr124" draw:text-style-name="P60" draw:layer="layout" svg:width="0.875cm" svg:height="0.992cm" svg:x="9.951cm" svg:y="1.53cm">
          <draw:text-box>
            <text:p><text:span text:style-name="T26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g draw:style-name="gr59">
          <draw:path draw:style-name="gr113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9">
          <draw:path draw:style-name="gr113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33) rotate (-2.41518661890975) translate (22.5431562157411cm 4.73787315018593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23" draw:text-style-name="P51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20" draw:text-style-name="P51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59">
          <draw:path draw:style-name="gr113" draw:text-style-name="P1" draw:layer="layout" svg:width="5.555cm" svg:height="5.432cm" draw:transform="skewX (0.00174532925199427) rotate (-2.41518661890975) translate (10.7031562157411cm 4.50787315018593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4" draw:text-style-name="P60" draw:layer="layout" svg:width="0.875cm" svg:height="0.992cm" svg:x="21.223cm" svg:y="0.805cm">
          <draw:text-box>
            <text:p><text:span text:style-name="T26">–</text:span></text:p>
          </draw:text-box>
        </draw:frame>
        <draw:frame draw:style-name="gr124" draw:text-style-name="P60" draw:layer="layout" svg:width="0.875cm" svg:height="0.992cm" svg:x="9.524cm" svg:y="0.805cm">
          <draw:text-box>
            <text:p><text:span text:style-name="T26">–</text:span></text:p>
          </draw:text-box>
        </draw:frame>
        <draw:custom-shape draw:name="XXXtestXXX" draw:style-name="gr122" draw:text-style-name="P5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125" draw:text-style-name="P5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g draw:style-name="gr59">
          <draw:path draw:style-name="gr11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122" draw:text-style-name="P5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9">
          <draw:path draw:style-name="gr11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5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23" draw:text-style-name="P51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120" draw:text-style-name="P5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path draw:style-name="gr110" draw:text-style-name="P53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110" draw:text-style-name="P53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45" draw:text-style-name="P33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45" draw:text-style-name="P33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45" draw:text-style-name="P33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112" draw:text-style-name="P61" draw:layer="layout" svg:width="5.357cm" svg:height="2.579cm" svg:x="1.652cm" svg:y="16.707cm">
          <draw:text-box>
            <text:p><text:span text:style-name="T24">– </text:span><text:span text:style-name="T24">6 C</text:span></text:p>
          </draw:text-box>
        </draw:frame>
        <draw:line draw:style-name="gr126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111" draw:text-style-name="P54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111" draw:text-style-name="P54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111" draw:text-style-name="P54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111" draw:text-style-name="P54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path draw:style-name="gr110" draw:text-style-name="P53" draw:layer="layout" svg:width="7.366cm" svg:height="8.527cm" draw:transform="skewX (-5.93005045969343E-017) rotate (-0.725358837128844) translate (4.9315482127998cm -0.7651920068223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10" draw:text-style-name="P53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127" draw:text-style-name="P4" draw:layer="layout" svg:x1="26.107cm" svg:y1="5.424cm" svg:x2="29.198cm" svg:y2="5.848cm">
          <text:p/>
        </draw:line>
        <draw:frame draw:style-name="gr128" draw:text-style-name="P62" draw:layer="layout" svg:width="3.956cm" svg:height="1.521cm" svg:x="6.054cm" svg:y="5.763cm">
          <draw:text-box>
            <text:p><text:span text:style-name="T27">+5 J/s</text:span></text:p>
          </draw:text-box>
        </draw:frame>
        <draw:frame draw:style-name="gr129" draw:text-style-name="P63" draw:layer="layout" svg:width="3.821cm" svg:height="1.521cm" svg:x="4.398cm" svg:y="3.975cm">
          <draw:text-box>
            <text:p><text:span text:style-name="T28">–</text:span><text:span text:style-name="T28">5 J/s</text:span></text:p>
          </draw:text-box>
        </draw:frame>
        <draw:frame draw:style-name="gr130" draw:text-style-name="P62" draw:layer="layout" svg:width="2.509cm" svg:height="1.521cm" svg:x="26.154cm" svg:y="6.064cm">
          <draw:text-box>
            <text:p><text:span text:style-name="T27">8 N</text:span></text:p>
          </draw:text-box>
        </draw:frame>
        <draw:line draw:style-name="gr131" draw:text-style-name="P4" draw:layer="layout" svg:x1="26.382cm" svg:y1="4.514cm" svg:x2="23.291cm" svg:y2="4.09cm">
          <text:p/>
        </draw:line>
        <draw:frame draw:style-name="gr132" draw:text-style-name="P64" draw:layer="layout" svg:width="3.973cm" svg:height="1.377cm" svg:x="25.417cm" svg:y="7.147cm">
          <draw:text-box>
            <text:p text:style-name="P4"><text:span text:style-name="T29">through</text:span></text:p>
            <text:p text:style-name="P4"><text:span text:style-name="T29">whole surface</text:span></text:p>
          </draw:text-box>
        </draw:frame>
        <draw:frame draw:style-name="gr132" draw:text-style-name="P64" draw:layer="layout" svg:width="3.973cm" svg:height="1.377cm" svg:x="6.218cm" svg:y="7.048cm">
          <draw:text-box>
            <text:p text:style-name="P4"><text:span text:style-name="T29">through</text:span></text:p>
            <text:p text:style-name="P4"><text:span text:style-name="T29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33" draw:text-style-name="P18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3" draw:text-style-name="P18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4" draw:layer="layout" svg:x1="3.169cm" svg:y1="14.368cm" svg:x2="3.168cm" svg:y2="10.768cm">
          <text:p/>
        </draw:line>
        <draw:line draw:style-name="gr134" draw:text-style-name="P65" draw:layer="layout" svg:x1="10.519cm" svg:y1="12.81cm" svg:x2="12.318cm" svg:y2="13.71cm">
          <text:p/>
        </draw:line>
        <draw:line draw:style-name="gr134" draw:text-style-name="P4" draw:layer="layout" svg:x1="9.82cm" svg:y1="18.66cm" svg:x2="8.019cm" svg:y2="19.56cm">
          <text:p/>
        </draw:line>
        <draw:line draw:style-name="gr135" draw:text-style-name="P65" draw:layer="layout" svg:x1="11.374cm" svg:y1="14.29cm" svg:x2="9.575cm" svg:y2="13.39cm">
          <text:p/>
        </draw:line>
        <draw:line draw:style-name="gr135" draw:text-style-name="P4" draw:layer="layout" svg:x1="4.619cm" svg:y1="12.395cm" svg:x2="4.62cm" svg:y2="15.995cm">
          <text:p/>
        </draw:line>
        <draw:line draw:style-name="gr135" draw:text-style-name="P4" draw:layer="layout" svg:x1="8.419cm" svg:y1="18.16cm" svg:x2="10.218cm" svg:y2="17.26cm">
          <text:p/>
        </draw:line>
        <draw:frame draw:style-name="gr136" draw:text-style-name="P66" draw:layer="layout" svg:width="3.804cm" svg:height="1.026cm" svg:x="1.418cm" svg:y="9.915cm">
          <draw:text-box>
            <text:p><text:span text:style-name="T30">(0, 4, 0) N</text:span></text:p>
          </draw:text-box>
        </draw:frame>
        <draw:frame draw:style-name="gr137" draw:text-style-name="P66" draw:layer="layout" svg:width="4.193cm" svg:height="1.026cm" svg:x="11.949cm" svg:y="12.608cm">
          <draw:text-box>
            <text:p><text:span text:style-name="T30">(2, –1, 0) N</text:span></text:p>
          </draw:text-box>
        </draw:frame>
        <draw:frame draw:style-name="gr138" draw:text-style-name="P66" draw:layer="layout" svg:width="4.583cm" svg:height="1.026cm" svg:x="3.511cm" svg:y="18.838cm">
          <draw:text-box>
            <text:p><text:span text:style-name="T30">(–2, –1, 0) N</text:span></text:p>
          </draw:text-box>
        </draw:frame>
        <draw:line draw:style-name="gr127" draw:text-style-name="P4" draw:layer="layout" svg:x1="22.917cm" svg:y1="4.551cm" svg:x2="22.916cm" svg:y2="2.751cm">
          <text:p/>
        </draw:line>
        <draw:frame draw:style-name="gr136" draw:text-style-name="P67" draw:layer="layout" svg:width="3.804cm" svg:height="1.026cm" svg:x="23.2cm" svg:y="2.716cm">
          <draw:text-box>
            <text:p><text:span text:style-name="T31">(0, 2, 0) N</text:span></text:p>
          </draw:text-box>
        </draw:frame>
        <draw:line draw:style-name="gr131" draw:text-style-name="P4" draw:layer="layout" svg:x1="21.308cm" svg:y1="5.638cm" svg:x2="21.309cm" svg:y2="7.438cm">
          <text:p/>
        </draw:line>
        <draw:frame draw:style-name="gr132" draw:text-style-name="P64" draw:layer="layout" svg:width="3.973cm" svg:height="1.377cm" svg:x="23.116cm" svg:y="3.66cm">
          <draw:text-box>
            <text:p text:style-name="P4"><text:span text:style-name="T29">through</text:span></text:p>
            <text:p text:style-name="P4"><text:span text:style-name="T29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39" draw:text-style-name="P18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34" draw:text-style-name="P65" draw:layer="layout" svg:x1="5.863cm" svg:y1="6.591cm" svg:x2="7.875cm" svg:y2="6.591cm">
          <text:p/>
        </draw:line>
        <draw:line draw:style-name="gr134" draw:text-style-name="P65" draw:layer="layout" svg:x1="5.863cm" svg:y1="14.991cm" svg:x2="7.875cm" svg:y2="14.991cm">
          <text:p/>
        </draw:line>
        <draw:line draw:style-name="gr134" draw:text-style-name="P65" draw:layer="layout" svg:x1="0.792cm" svg:y1="10.791cm" svg:x2="2.804cm" svg:y2="10.791cm">
          <text:p/>
        </draw:line>
        <draw:line draw:style-name="gr134" draw:text-style-name="P65" draw:layer="layout" svg:x1="10.952cm" svg:y1="10.791cm" svg:x2="12.964cm" svg:y2="10.791cm">
          <text:p/>
        </draw:line>
        <draw:line draw:style-name="gr135" draw:text-style-name="P65" draw:layer="layout" svg:x1="10.324cm" svg:y1="10.791cm" svg:x2="8.312cm" svg:y2="10.791cm">
          <text:p/>
        </draw:line>
        <draw:line draw:style-name="gr135" draw:text-style-name="P65" draw:layer="layout" svg:x1="5.464cm" svg:y1="10.791cm" svg:x2="3.452cm" svg:y2="10.791cm">
          <text:p/>
        </draw:line>
        <draw:line draw:style-name="gr135" draw:text-style-name="P65" draw:layer="layout" svg:x1="7.875cm" svg:y1="13.991cm" svg:x2="5.863cm" svg:y2="13.991cm">
          <text:p/>
        </draw:line>
        <draw:line draw:style-name="gr135" draw:text-style-name="P65" draw:layer="layout" svg:x1="7.875cm" svg:y1="7.591cm" svg:x2="5.863cm" svg:y2="7.591cm">
          <text:p/>
        </draw:line>
        <draw:custom-shape draw:style-name="gr140" draw:text-style-name="P18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35" draw:text-style-name="P65" draw:layer="layout" svg:x1="25.135cm" svg:y1="7.329cm" svg:x2="23.123cm" svg:y2="7.329cm">
          <text:p/>
        </draw:line>
        <draw:line draw:style-name="gr134" draw:text-style-name="P65" draw:layer="layout" svg:x1="25.872cm" svg:y1="6.329cm" svg:x2="27.884cm" svg:y2="6.329cm">
          <text:p/>
        </draw:line>
        <draw:frame draw:style-name="gr141" draw:text-style-name="P64" draw:layer="layout" svg:width="2.509cm" svg:height="1.94cm" svg:x="25.517cm" svg:y="6.559cm">
          <draw:text-box>
            <text:p text:style-name="P4"><text:span text:style-name="T29">through</text:span></text:p>
            <text:p text:style-name="P4"><text:span text:style-name="T29">whole</text:span></text:p>
            <text:p text:style-name="P4"><text:span text:style-name="T29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path draw:style-name="gr110" draw:text-style-name="P53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112" draw:text-style-name="P61" draw:layer="layout" svg:width="5.357cm" svg:height="2.579cm" svg:x="1.652cm" svg:y="16.707cm">
          <draw:text-box>
            <text:p><text:span text:style-name="T24">– </text:span><text:span text:style-name="T24">6 C</text:span></text:p>
          </draw:text-box>
        </draw:frame>
        <draw:line draw:style-name="gr14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111" draw:text-style-name="P54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111" draw:text-style-name="P54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111" draw:text-style-name="P54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111" draw:text-style-name="P54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43" draw:text-style-name="P18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4" draw:layer="layout" svg:x1="20.28cm" svg:y1="5.379cm" svg:x2="20.28cm" svg:y2="2.93cm">
          <text:p/>
        </draw:line>
        <draw:line draw:style-name="gr144" draw:text-style-name="P4" draw:layer="layout" svg:x1="21.98cm" svg:y1="5.456cm" svg:x2="21.98cm" svg:y2="7.905cm">
          <text:p/>
        </draw:line>
        <draw:line draw:style-name="gr14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path draw:style-name="gr146" draw:text-style-name="P18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47" draw:text-style-name="P68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48" draw:text-style-name="P69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48" draw:text-style-name="P69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48" draw:text-style-name="P69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48" draw:text-style-name="P69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49" draw:text-style-name="P69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49" draw:text-style-name="P69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49" draw:text-style-name="P69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49" draw:text-style-name="P69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50" draw:text-style-name="P19" draw:layer="layout" svg:x1="4.936cm" svg:y1="8.042cm" svg:x2="6.685cm" svg:y2="8.042cm">
          <text:p/>
        </draw:line>
        <draw:line draw:style-name="gr151" draw:text-style-name="P19" draw:layer="layout" svg:x1="4.936cm" svg:y1="8.042cm" svg:x2="4.936cm" svg:y2="6.293cm">
          <text:p/>
        </draw:line>
        <draw:frame draw:style-name="gr152" draw:text-style-name="P70" draw:layer="layout" svg:width="0.559cm" svg:height="0.814cm" svg:x="4.342cm" svg:y="6.46cm">
          <draw:text-box>
            <text:p><text:span text:style-name="T32">y</text:span></text:p>
          </draw:text-box>
        </draw:frame>
        <draw:frame draw:style-name="gr153" draw:text-style-name="P70" draw:layer="layout" svg:width="0.559cm" svg:height="0.814cm" svg:x="5.717cm" svg:y="7.905cm">
          <draw:text-box>
            <text:p><text:span text:style-name="T32">x</text:span></text:p>
          </draw:text-box>
        </draw:frame>
        <draw:line draw:style-name="gr154" draw:text-style-name="P4" draw:layer="layout" svg:x1="12.026cm" svg:y1="6.844cm" svg:x2="12.026cm" svg:y2="4.344cm">
          <text:p/>
        </draw:line>
        <draw:line draw:style-name="gr154" draw:text-style-name="P4" draw:layer="layout" svg:x1="13.664cm" svg:y1="9.172cm" svg:x2="8.664cm" svg:y2="9.172cm">
          <text:p/>
        </draw:line>
        <draw:line draw:style-name="gr155" draw:text-style-name="P34" draw:layer="layout" svg:x1="4.937cm" svg:y1="16.042cm" svg:x2="6.686cm" svg:y2="16.042cm">
          <text:p/>
        </draw:line>
        <draw:line draw:style-name="gr156" draw:text-style-name="P34" draw:layer="layout" svg:x1="4.937cm" svg:y1="16.042cm" svg:x2="4.937cm" svg:y2="14.293cm">
          <text:p/>
        </draw:line>
        <draw:frame draw:style-name="gr157" draw:text-style-name="P71" draw:layer="layout" svg:width="0.559cm" svg:height="0.958cm" svg:x="4.143cm" svg:y="14.06cm">
          <draw:text-box>
            <text:p><text:span text:style-name="T33">y</text:span></text:p>
          </draw:text-box>
        </draw:frame>
        <draw:frame draw:style-name="gr158" draw:text-style-name="P71" draw:layer="layout" svg:width="0.559cm" svg:height="0.958cm" svg:x="6.018cm" svg:y="16.005cm">
          <draw:text-box>
            <text:p><text:span text:style-name="T33">x</text:span></text:p>
          </draw:text-box>
        </draw:frame>
        <draw:path draw:style-name="gr146" draw:text-style-name="P18" draw:layer="layout" svg:width="5.066cm" svg:height="3.566cm" svg:x="19.156cm" svg:y="14.027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47" draw:text-style-name="P68" draw:layer="layout" svg:width="1.078cm" svg:height="1.816cm" svg:x="21.194cm" svg:y="14.996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48" draw:text-style-name="P69" draw:layer="layout" svg:width="0.313cm" svg:height="0.497cm" svg:x="22.708cm" svg:y="13.693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48" draw:text-style-name="P69" draw:layer="layout" svg:width="0.558cm" svg:height="0.499cm" svg:x="23.219cm" svg:y="13.691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48" draw:text-style-name="P69" draw:layer="layout" svg:width="0.079cm" svg:height="0.079cm" svg:x="24.001cm" svg:y="13.947cm" svg:viewBox="0 0 80 80" svg:d="M80 40c0-20-20-40-40-40-22 0-40 19-40 40s18 40 40 40 40-18 40-40z">
            <text:p/>
          </draw:path>
          <draw:path draw:style-name="gr148" draw:text-style-name="P69" draw:layer="layout" svg:width="0.253cm" svg:height="0.343cm" svg:x="24.314cm" svg:y="13.847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49" draw:text-style-name="P69" draw:layer="layout" svg:width="0.313cm" svg:height="0.497cm" svg:x="18.399cm" svg:y="17.318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49" draw:text-style-name="P69" draw:layer="layout" svg:width="0.567cm" svg:height="0.499cm" svg:x="18.906cm" svg:y="17.316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49" draw:text-style-name="P69" draw:layer="layout" svg:width="0.08cm" svg:height="0.079cm" svg:x="19.703cm" svg:y="17.572cm" svg:viewBox="0 0 81 80" svg:d="M81 40c0-20-20-40-40-40-23 0-41 19-41 40s18 40 41 40c22 0 40-18 40-40z">
            <text:p/>
          </draw:path>
          <draw:path draw:style-name="gr149" draw:text-style-name="P69" draw:layer="layout" svg:width="0.258cm" svg:height="0.343cm" svg:x="20.02cm" svg:y="17.472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54" draw:text-style-name="P4" draw:layer="layout" svg:x1="20.969cm" svg:y1="14.979cm" svg:x2="22.737cm" svg:y2="13.211cm">
          <text:p/>
        </draw:line>
        <draw:line draw:style-name="gr154" draw:text-style-name="P4" draw:layer="layout" svg:x1="22.691cm" svg:y1="17.173cm" svg:x2="17.691cm" svg:y2="17.173cm">
          <text:p/>
        </draw:lin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159" draw:text-style-name="P1" draw:layer="layout" svg:x1="16.302cm" svg:y1="7.568cm" svg:x2="14.454cm" svg:y2="0.671cm">
          <text:p/>
        </draw:line>
        <draw:line draw:style-name="gr159" draw:text-style-name="P1" draw:layer="layout" svg:x1="6.282cm" svg:y1="19.569cm" svg:x2="4.434cm" svg:y2="12.672cm">
          <text:p/>
        </draw:line>
        <draw:line draw:style-name="gr159" draw:text-style-name="P1" draw:layer="layout" svg:x1="22.282cm" svg:y1="17.569cm" svg:x2="20.434cm" svg:y2="10.672cm">
          <text:p/>
        </draw:line>
        <draw:frame draw:style-name="gr160" draw:text-style-name="P62" draw:layer="layout" svg:width="1.907cm" svg:height="1.521cm" svg:x="21.305cm" svg:y="12.46cm">
          <draw:text-box>
            <text:p><text:span text:style-name="T27">+5</text:span></text:p>
          </draw:text-box>
        </draw:frame>
        <draw:frame draw:style-name="gr161" draw:text-style-name="P63" draw:layer="layout" svg:width="1.772cm" svg:height="1.521cm" svg:x="19.351cm" svg:y="14.149cm">
          <draw:text-box>
            <text:p><text:span text:style-name="T28">–</text:span><text:span text:style-name="T28">5</text:span></text:p>
          </draw:text-box>
        </draw:frame>
        <draw:path draw:style-name="gr162" draw:text-style-name="P51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63" draw:text-style-name="P51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61" draw:text-style-name="P63" draw:layer="layout" svg:width="1.772cm" svg:height="1.521cm" svg:x="4.663cm" svg:y="16.271cm">
          <draw:text-box>
            <text:p><text:span text:style-name="T28">–</text:span><text:span text:style-name="T28">5</text:span></text:p>
          </draw:text-box>
        </draw:frame>
        <draw:frame draw:style-name="gr160" draw:text-style-name="P62" draw:layer="layout" svg:width="1.907cm" svg:height="1.521cm" svg:x="14.225cm" svg:y="2.559cm">
          <draw:text-box>
            <text:p><text:span text:style-name="T27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159" draw:text-style-name="P1" draw:layer="layout" svg:x1="16.302cm" svg:y1="7.568cm" svg:x2="14.454cm" svg:y2="0.671cm">
          <text:p/>
        </draw:line>
        <draw:line draw:style-name="gr159" draw:text-style-name="P1" draw:layer="layout" svg:x1="6.282cm" svg:y1="19.569cm" svg:x2="4.434cm" svg:y2="12.672cm">
          <text:p/>
        </draw:line>
        <draw:line draw:style-name="gr159" draw:text-style-name="P1" draw:layer="layout" svg:x1="23.776cm" svg:y1="8.146cm" svg:x2="21.928cm" svg:y2="1.249cm">
          <text:p/>
        </draw:line>
        <draw:path draw:style-name="gr162" draw:text-style-name="P51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63" draw:text-style-name="P51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61" draw:text-style-name="P63" draw:layer="layout" svg:width="1.772cm" svg:height="1.521cm" svg:x="4.663cm" svg:y="16.271cm">
          <draw:text-box>
            <text:p><text:span text:style-name="T28">–</text:span><text:span text:style-name="T28">5</text:span></text:p>
          </draw:text-box>
        </draw:frame>
        <draw:frame draw:style-name="gr160" draw:text-style-name="P62" draw:layer="layout" svg:width="1.907cm" svg:height="1.521cm" svg:x="14.225cm" svg:y="2.559cm">
          <draw:text-box>
            <text:p><text:span text:style-name="T27">+5</text:span></text:p>
          </draw:text-box>
        </draw:frame>
        <draw:line draw:style-name="gr164" draw:text-style-name="P4" draw:layer="layout" svg:x1="7.287cm" svg:y1="7.953cm" svg:x2="5.067cm" svg:y2="5.489cm">
          <text:p/>
        </draw:line>
        <draw:line draw:style-name="gr165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111" draw:text-style-name="P54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11" draw:text-style-name="P54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45" draw:text-style-name="P33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45" draw:text-style-name="P33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66" draw:text-style-name="P4" draw:layer="layout" svg:x1="25.093cm" svg:y1="4.568cm" svg:x2="22.961cm" svg:y2="2.027cm">
          <text:p/>
        </draw:line>
        <draw:line draw:style-name="gr167" draw:text-style-name="P4" draw:layer="layout" svg:x1="20.532cm" svg:y1="4.827cm" svg:x2="22.664cm" svg:y2="7.368cm">
          <text:p/>
        </draw:line>
        <draw:line draw:style-name="gr159" draw:text-style-name="P1" draw:layer="layout" svg:x1="18.777cm" svg:y1="19.147cm" svg:x2="16.929cm" svg:y2="12.25cm">
          <text:p/>
        </draw:line>
        <draw:line draw:style-name="gr166" draw:text-style-name="P4" draw:layer="layout" svg:x1="20.094cm" svg:y1="15.569cm" svg:x2="17.962cm" svg:y2="13.028cm">
          <text:p/>
        </draw:line>
        <draw:line draw:style-name="gr167" draw:text-style-name="P4" draw:layer="layout" svg:x1="15.533cm" svg:y1="15.828cm" svg:x2="17.665cm" svg:y2="18.369cm">
          <text:p/>
        </draw:line>
        <draw:frame draw:style-name="gr168" draw:text-style-name="P72" draw:layer="layout" svg:width="4.875cm" svg:height="1.111cm" svg:x="18.467cm" svg:y="12.872cm">
          <draw:text-box>
            <text:p><text:span text:style-name="T34">(–21, +25, 0)</text:span></text:p>
          </draw:text-box>
        </draw:frame>
        <draw:frame draw:style-name="gr168" draw:text-style-name="P73" draw:layer="layout" svg:width="4.875cm" svg:height="1.111cm" svg:x="12.268cm" svg:y="17.437cm">
          <draw:text-box>
            <text:p><text:span text:style-name="T35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159" draw:text-style-name="P1" draw:layer="layout" svg:x1="21.052cm" svg:y1="16.472cm" svg:x2="21.052cm" svg:y2="9.332cm">
          <text:p/>
        </draw:line>
        <draw:line draw:style-name="gr166" draw:text-style-name="P4" draw:layer="layout" svg:x1="21.702cm" svg:y1="11.702cm" svg:x2="24.401cm" svg:y2="13.502cm">
          <text:p/>
        </draw:line>
        <draw:line draw:style-name="gr167" draw:text-style-name="P4" draw:layer="layout" svg:x1="20.577cm" svg:y1="4.233cm" svg:x2="21.979cm" svg:y2="7.239cm">
          <text:p/>
        </draw:line>
        <draw:line draw:style-name="gr169" draw:text-style-name="P4" draw:layer="layout" svg:x1="20.401cm" svg:y1="14.102cm" svg:x2="17.702cm" svg:y2="12.302cm">
          <text:p/>
        </draw:line>
        <draw:line draw:style-name="gr159" draw:text-style-name="P1" draw:layer="layout" svg:x1="2.482cm" svg:y1="12.846cm" svg:x2="9.622cm" svg:y2="12.846cm">
          <text:p/>
        </draw:line>
        <draw:line draw:style-name="gr166" draw:text-style-name="P4" draw:layer="layout" svg:x1="6.352cm" svg:y1="11.396cm" svg:x2="4.552cm" svg:y2="12.296cm">
          <text:p/>
        </draw:line>
        <draw:line draw:style-name="gr169" draw:text-style-name="P4" draw:layer="layout" svg:x1="5.752cm" svg:y1="14.296cm" svg:x2="7.552cm" svg:y2="13.396cm">
          <text:p/>
        </draw:line>
        <draw:custom-shape draw:style-name="gr170" draw:text-style-name="P74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75" draw:layer="layout" svg:width="3.61cm" svg:height="1.098cm" svg:x="22.581cm" svg:y="13.524cm">
          <draw:text-box>
            <text:p><text:span text:style-name="T36">(9, –6, 0)</text:span></text:p>
          </draw:text-box>
        </draw:frame>
        <draw:frame draw:style-name="gr172" draw:text-style-name="P76" draw:layer="layout" svg:width="3.609cm" svg:height="1.098cm" svg:x="15.981cm" svg:y="11.224cm">
          <draw:text-box>
            <text:p><text:span text:style-name="T37">(–9, 6, 0)</text:span></text:p>
          </draw:text-box>
        </draw:frame>
        <draw:frame draw:style-name="gr173" draw:text-style-name="P75" draw:layer="layout" svg:width="4.033cm" svg:height="1.098cm" svg:x="2.281cm" svg:y="10.624cm">
          <draw:text-box>
            <text:p><text:span text:style-name="T36">(–6, –3, 0)</text:span></text:p>
          </draw:text-box>
        </draw:frame>
        <draw:frame draw:style-name="gr174" draw:text-style-name="P76" draw:layer="layout" svg:width="3.186cm" svg:height="1.098cm" svg:x="6.582cm" svg:y="13.924cm">
          <draw:text-box>
            <text:p><text:span text:style-name="T37">(6, 3, 0)</text:span></text:p>
          </draw:text-box>
        </draw:frame>
        <draw:frame draw:style-name="gr175" draw:text-style-name="P77" draw:layer="layout" svg:width="0.955cm" svg:height="0.992cm" svg:x="6.145cm" svg:y="11.854cm">
          <draw:text-box>
            <text:p><text:span text:style-name="T38">P</text:span></text:p>
          </draw:text-box>
        </draw:frame>
        <draw:frame draw:style-name="gr175" draw:text-style-name="P77" draw:layer="layout" svg:width="0.955cm" svg:height="0.992cm" svg:x="20.098cm" svg:y="11.876cm">
          <draw:text-box>
            <text:p><text:span text:style-name="T38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176" draw:text-style-name="P1" draw:layer="layout" svg:x1="9.964cm" svg:y1="19.914cm" svg:x2="7.692cm" svg:y2="11.535cm">
          <text:p/>
        </draw:line>
        <draw:path draw:style-name="gr177" draw:text-style-name="P78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28" draw:text-style-name="P62" draw:layer="layout" svg:width="3.956cm" svg:height="1.521cm" draw:transform="rotate (-1.30602987926736) translate (10.514cm 15.492cm)">
          <draw:text-box>
            <text:p><text:span text:style-name="T27">+5 J/s</text:span></text:p>
          </draw:text-box>
        </draw:frame>
        <draw:frame draw:style-name="gr178" draw:text-style-name="P79" draw:layer="layout" svg:width="3.609cm" svg:height="1.521cm" draw:transform="rotate (-1.30602987926736) translate (8.792cm 16.248cm)">
          <draw:text-box>
            <text:p><text:span text:style-name="T39">-5 J/s</text:span></text:p>
          </draw:text-box>
        </draw:frame>
        <draw:frame draw:style-name="gr179" draw:text-style-name="P63" draw:layer="layout" svg:width="3.821cm" svg:height="1.521cm" draw:transform="rotate (-0.135263017029561) translate (2.726cm 11.378cm)">
          <draw:text-box>
            <text:p><text:span text:style-name="T28">–</text:span><text:span text:style-name="T28">1 J/s</text:span></text:p>
          </draw:text-box>
        </draw:frame>
        <draw:frame draw:style-name="gr180" draw:text-style-name="P80" draw:layer="layout" svg:width="3.956cm" svg:height="1.521cm" draw:transform="rotate (-0.135263017029561) translate (2.43cm 13.058cm)">
          <draw:text-box>
            <text:p><text:span text:style-name="T40">+1 J/s</text:span></text:p>
          </draw:text-box>
        </draw:frame>
        <draw:line draw:style-name="gr176" draw:text-style-name="P1" draw:layer="layout" svg:x1="22.916cm" svg:y1="19.917cm" svg:x2="22.916cm" svg:y2="11.235cm">
          <text:p/>
        </draw:line>
        <draw:path draw:style-name="gr177" draw:text-style-name="P78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128" draw:text-style-name="P62" draw:layer="layout" svg:width="3.956cm" svg:height="1.521cm" draw:transform="rotate (-1.5707963267949) translate (24.604cm 15.793cm)">
          <draw:text-box>
            <text:p><text:span text:style-name="T27">+3 J/s</text:span></text:p>
          </draw:text-box>
        </draw:frame>
        <draw:frame draw:style-name="gr181" draw:text-style-name="P79" draw:layer="layout" svg:width="3.609cm" svg:height="1.521cm" draw:transform="rotate (-1.5707963267949) translate (22.746cm 15.967cm)">
          <draw:text-box>
            <text:p><text:span text:style-name="T39">-3 J/s</text:span></text:p>
          </draw:text-box>
        </draw:frame>
        <draw:frame draw:style-name="gr179" draw:text-style-name="P63" draw:layer="layout" svg:width="3.956cm" svg:height="1.521cm" svg:x="16.522cm" svg:y="11.995cm">
          <draw:text-box>
            <text:p><text:span text:style-name="T28">+3 J/s</text:span></text:p>
          </draw:text-box>
        </draw:frame>
        <draw:frame draw:style-name="gr180" draw:text-style-name="P80" draw:layer="layout" svg:width="3.956cm" svg:height="1.521cm" svg:x="16.522cm" svg:y="13.699cm">
          <draw:text-box>
            <text:p><text:span text:style-name="T40">–</text:span><text:span text:style-name="T40">3 J/s</text:span></text:p>
          </draw:text-box>
        </draw:frame>
        <draw:line draw:style-name="gr176" draw:text-style-name="P81" draw:layer="layout" svg:x1="15.406cm" svg:y1="5.482cm" svg:x2="7.25cm" svg:y2="2.507cm">
          <text:p/>
        </draw:line>
        <draw:path draw:style-name="gr177" draw:text-style-name="P82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82" draw:text-style-name="P83" draw:layer="layout" svg:width="3.58cm" svg:height="1.381cm" draw:transform="rotate (-0.349763982099663) translate (12.456cm 2.905cm)">
          <draw:text-box>
            <text:p><text:span text:style-name="T41">+5 J/s</text:span></text:p>
          </draw:text-box>
        </draw:frame>
        <draw:frame draw:style-name="gr183" draw:text-style-name="P84" draw:layer="layout" svg:width="3.461cm" svg:height="1.521cm" draw:transform="rotate (-0.349763982099663) translate (12.009cm 4.333cm)">
          <draw:text-box>
            <text:p><text:span text:style-name="T42">–</text:span><text:span text:style-name="T42">5 J/s</text:span></text:p>
          </draw:text-box>
        </draw:frame>
        <draw:frame draw:style-name="gr184" draw:text-style-name="P85" draw:layer="layout" svg:width="3.81cm" svg:height="1.381cm" draw:transform="rotate (0.198269403026556) translate (2.363cm 3.174cm)">
          <draw:text-box>
            <text:p><text:span text:style-name="T43">–</text:span><text:span text:style-name="T43">1 J/s</text:span></text:p>
          </draw:text-box>
        </draw:frame>
        <draw:frame draw:style-name="gr185" draw:text-style-name="P86" draw:layer="layout" svg:width="3.956cm" svg:height="1.381cm" draw:transform="rotate (0.198269403026556) translate (2.533cm 4.602cm)">
          <draw:text-box>
            <text:p><text:span text:style-name="T44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path draw:style-name="gr186" draw:text-style-name="P53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111" draw:text-style-name="P54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111" draw:text-style-name="P54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111" draw:text-style-name="P54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87" draw:text-style-name="P1" draw:layer="layout" svg:x1="6.467cm" svg:y1="14.808cm" svg:x2="6.467cm" svg:y2="2.07cm">
          <text:p/>
        </draw:line>
        <draw:line draw:style-name="gr188" draw:text-style-name="P4" draw:layer="layout" svg:x1="4.986cm" svg:y1="15.165cm" svg:x2="10.178cm" svg:y2="15.165cm">
          <text:p/>
        </draw:line>
        <draw:measure draw:style-name="gr189" draw:text-style-name="P88" draw:layer="measurelines" svg:x1="6.487cm" svg:y1="2.021cm" svg:x2="23.3cm" svg:y2="2.021cm">
          <text:p text:style-name="P87"><text:span text:style-name="T45">1 m</text:span></text:p>
          <text:p text:style-name="P87"><text:span text:style-name="T46"/></text:p>
        </draw:measure>
        <draw:frame draw:style-name="gr190" draw:text-style-name="P89" draw:layer="layout" svg:width="3.131cm" svg:height="1.237cm" svg:x="6.956cm" svg:y="13.984cm">
          <draw:text-box>
            <text:p><text:span text:style-name="T47">1 m/s</text:span></text:p>
          </draw:text-box>
        </draw:frame>
        <draw:line draw:style-name="gr191" draw:text-style-name="P1" draw:layer="layout" svg:x1="4.118cm" svg:y1="14.757cm" svg:x2="6.187cm" svg:y2="14.757cm">
          <text:p/>
        </draw:line>
        <draw:line draw:style-name="gr191" draw:text-style-name="P1" draw:layer="layout" svg:x1="4.747cm" svg:y1="14.457cm" svg:x2="6.186cm" svg:y2="14.457cm">
          <text:p/>
        </draw:line>
        <draw:line draw:style-name="gr191" draw:text-style-name="P1" draw:layer="layout" svg:x1="5.43cm" svg:y1="14.157cm" svg:x2="6.185cm" svg:y2="14.157cm">
          <text:p/>
        </draw:line>
        <draw:line draw:style-name="gr191" draw:text-style-name="P1" draw:layer="layout" svg:x1="4.119cm" svg:y1="2.157cm" svg:x2="6.188cm" svg:y2="2.157cm">
          <text:p/>
        </draw:line>
        <draw:line draw:style-name="gr191" draw:text-style-name="P1" draw:layer="layout" svg:x1="4.748cm" svg:y1="2.457cm" svg:x2="6.187cm" svg:y2="2.457cm">
          <text:p/>
        </draw:line>
        <draw:line draw:style-name="gr191" draw:text-style-name="P1" draw:layer="layout" svg:x1="5.431cm" svg:y1="2.757cm" svg:x2="6.186cm" svg:y2="2.757cm">
          <text:p/>
        </draw:line>
        <draw:path draw:style-name="gr186" draw:text-style-name="P53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111" draw:text-style-name="P54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111" draw:text-style-name="P54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g draw:style-name="gr5">
          <draw:path draw:style-name="gr11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line draw:style-name="gr192" draw:text-style-name="P4" draw:layer="layout" svg:x1="6.673cm" svg:y1="1.54cm" svg:x2="5.565cm" svg:y2="0.31cm">
            <text:p/>
          </draw:line>
          <draw:line draw:style-name="gr192" draw:text-style-name="P4" draw:layer="layout" svg:x1="6.79cm" svg:y1="2.353cm" svg:x2="5.682cm" svg:y2="1.123cm">
            <text:p/>
          </draw:line>
          <draw:line draw:style-name="gr192" draw:text-style-name="P4" draw:layer="layout" svg:x1="7.107cm" svg:y1="3.266cm" svg:x2="5.999cm" svg:y2="2.036cm">
            <text:p/>
          </draw:line>
          <draw:line draw:style-name="gr192" draw:text-style-name="P4" draw:layer="layout" svg:x1="7.524cm" svg:y1="4.279cm" svg:x2="6.416cm" svg:y2="3.049cm">
            <text:p/>
          </draw:line>
          <draw:line draw:style-name="gr192" draw:text-style-name="P4" draw:layer="layout" svg:x1="8.241cm" svg:y1="5.792cm" svg:x2="7.133cm" svg:y2="4.562cm">
            <text:p/>
          </draw:line>
          <draw:line draw:style-name="gr192" draw:text-style-name="P4" draw:layer="layout" svg:x1="7.958cm" svg:y1="6.405cm" svg:x2="6.85cm" svg:y2="5.175cm">
            <text:p/>
          </draw:line>
          <draw:line draw:style-name="gr192" draw:text-style-name="P4" draw:layer="layout" svg:x1="7.375cm" svg:y1="6.818cm" svg:x2="6.267cm" svg:y2="5.588cm">
            <text:p/>
          </draw:line>
          <draw:line draw:style-name="gr192" draw:text-style-name="P4" draw:layer="layout" svg:x1="6.592cm" svg:y1="6.931cm" svg:x2="5.484cm" svg:y2="5.701cm">
            <text:p/>
          </draw:line>
        </draw:g>
        <draw:g draw:style-name="gr5">
          <draw:path draw:style-name="gr11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92" draw:text-style-name="P4" draw:layer="layout" svg:x1="9.191cm" svg:y1="14.453cm" svg:x2="8.083cm" svg:y2="13.223cm">
            <text:p/>
          </draw:line>
          <draw:line draw:style-name="gr192" draw:text-style-name="P4" draw:layer="layout" svg:x1="9.308cm" svg:y1="15.266cm" svg:x2="8.2cm" svg:y2="14.036cm">
            <text:p/>
          </draw:line>
          <draw:line draw:style-name="gr192" draw:text-style-name="P4" draw:layer="layout" svg:x1="9.625cm" svg:y1="16.179cm" svg:x2="8.517cm" svg:y2="14.949cm">
            <text:p/>
          </draw:line>
          <draw:line draw:style-name="gr192" draw:text-style-name="P4" draw:layer="layout" svg:x1="10.042cm" svg:y1="17.192cm" svg:x2="8.934cm" svg:y2="15.962cm">
            <text:p/>
          </draw:line>
          <draw:line draw:style-name="gr192" draw:text-style-name="P4" draw:layer="layout" svg:x1="10.459cm" svg:y1="18.505cm" svg:x2="9.351cm" svg:y2="17.275cm">
            <text:p/>
          </draw:line>
          <draw:line draw:style-name="gr192" draw:text-style-name="P4" draw:layer="layout" svg:x1="10.576cm" svg:y1="19.418cm" svg:x2="9.468cm" svg:y2="18.188cm">
            <text:p/>
          </draw:line>
          <draw:line draw:style-name="gr192" draw:text-style-name="P4" draw:layer="layout" svg:x1="10.393cm" svg:y1="20.131cm" svg:x2="9.285cm" svg:y2="18.901cm">
            <text:p/>
          </draw:line>
          <draw:line draw:style-name="gr192" draw:text-style-name="P4" draw:layer="layout" svg:x1="9.81cm" svg:y1="20.644cm" svg:x2="8.702cm" svg:y2="19.414cm">
            <text:p/>
          </draw:line>
        </draw:g>
        <draw:custom-shape draw:style-name="gr117" draw:text-style-name="P5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9">
          <draw:path draw:style-name="gr11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9">
          <draw:path draw:style-name="gr11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104" draw:text-style-name="P5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7" draw:text-style-name="P5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19" draw:text-style-name="P51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20" draw:text-style-name="P5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21" draw:text-style-name="P90" draw:layer="layout" svg:width="0.951cm" svg:height="0.992cm" svg:x="20.87cm" svg:y="3.703cm">
          <draw:text-box>
            <text:p><text:span text:style-name="T48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g draw:style-name="gr5">
          <draw:path draw:style-name="gr113" draw:text-style-name="P1" draw:layer="layout" svg:width="5.555cm" svg:height="5.432cm" draw:transform="skewX (0.00174532925199427) rotate (-2.41518661890975) translate (6.34215621574109cm 4.72924397085462cm)" svg:viewBox="0 0 5556 5433" svg:d="M0 5433c730-1096 1489-1926 1421-2671-68-746-255-1881 513-2349 768-467 3516-902 3622 871">
            <text:p/>
          </draw:path>
          <draw:line draw:style-name="gr192" draw:text-style-name="P4" draw:layer="layout" svg:x1="2.273cm" svg:y1="1.777cm" svg:x2="1.165cm" svg:y2="0.547cm">
            <text:p/>
          </draw:line>
          <draw:line draw:style-name="gr192" draw:text-style-name="P4" draw:layer="layout" svg:x1="2.39cm" svg:y1="2.59cm" svg:x2="1.282cm" svg:y2="1.36cm">
            <text:p/>
          </draw:line>
          <draw:line draw:style-name="gr192" draw:text-style-name="P4" draw:layer="layout" svg:x1="2.707cm" svg:y1="3.503cm" svg:x2="1.599cm" svg:y2="2.273cm">
            <text:p/>
          </draw:line>
          <draw:line draw:style-name="gr192" draw:text-style-name="P4" draw:layer="layout" svg:x1="3.124cm" svg:y1="4.516cm" svg:x2="2.016cm" svg:y2="3.286cm">
            <text:p/>
          </draw:line>
          <draw:line draw:style-name="gr192" draw:text-style-name="P4" draw:layer="layout" svg:x1="3.841cm" svg:y1="6.029cm" svg:x2="2.733cm" svg:y2="4.799cm">
            <text:p/>
          </draw:line>
          <draw:line draw:style-name="gr192" draw:text-style-name="P4" draw:layer="layout" svg:x1="3.558cm" svg:y1="6.642cm" svg:x2="2.45cm" svg:y2="5.412cm">
            <text:p/>
          </draw:line>
          <draw:line draw:style-name="gr192" draw:text-style-name="P4" draw:layer="layout" svg:x1="2.975cm" svg:y1="7.055cm" svg:x2="1.867cm" svg:y2="5.825cm">
            <text:p/>
          </draw:line>
          <draw:line draw:style-name="gr192" draw:text-style-name="P4" draw:layer="layout" svg:x1="2.192cm" svg:y1="7.168cm" svg:x2="1.084cm" svg:y2="5.938cm">
            <text:p/>
          </draw:line>
        </draw:g>
        <draw:g draw:style-name="gr5">
          <draw:path draw:style-name="gr113" draw:text-style-name="P1" draw:layer="layout" svg:width="5.555cm" svg:height="5.432cm" draw:transform="skewX (0.00174532925199433) rotate (-2.41518661890975) translate (17.3471562157411cm 4.70887315018592cm)" svg:viewBox="0 0 5556 5433" svg:d="M0 5433c730-1096 1489-1926 1421-2671-68-746-255-1881 513-2349 768-467 3516-902 3622 871">
            <text:p/>
          </draw:path>
          <draw:line draw:style-name="gr192" draw:text-style-name="P4" draw:layer="layout" svg:x1="15.796cm" svg:y1="1.852cm" svg:x2="14.688cm" svg:y2="0.622cm">
            <text:p/>
          </draw:line>
          <draw:line draw:style-name="gr192" draw:text-style-name="P4" draw:layer="layout" svg:x1="15.913cm" svg:y1="2.665cm" svg:x2="14.805cm" svg:y2="1.435cm">
            <text:p/>
          </draw:line>
          <draw:line draw:style-name="gr192" draw:text-style-name="P4" draw:layer="layout" svg:x1="16.23cm" svg:y1="3.578cm" svg:x2="15.122cm" svg:y2="2.348cm">
            <text:p/>
          </draw:line>
          <draw:line draw:style-name="gr192" draw:text-style-name="P4" draw:layer="layout" svg:x1="16.647cm" svg:y1="4.591cm" svg:x2="15.539cm" svg:y2="3.361cm">
            <text:p/>
          </draw:line>
          <draw:line draw:style-name="gr192" draw:text-style-name="P4" draw:layer="layout" svg:x1="17.064cm" svg:y1="5.904cm" svg:x2="15.956cm" svg:y2="4.674cm">
            <text:p/>
          </draw:line>
          <draw:line draw:style-name="gr192" draw:text-style-name="P4" draw:layer="layout" svg:x1="17.181cm" svg:y1="6.817cm" svg:x2="16.073cm" svg:y2="5.587cm">
            <text:p/>
          </draw:line>
          <draw:line draw:style-name="gr192" draw:text-style-name="P4" draw:layer="layout" svg:x1="16.998cm" svg:y1="7.53cm" svg:x2="15.89cm" svg:y2="6.3cm">
            <text:p/>
          </draw:line>
          <draw:line draw:style-name="gr192" draw:text-style-name="P4" draw:layer="layout" svg:x1="16.415cm" svg:y1="8.043cm" svg:x2="15.307cm" svg:y2="6.813cm">
            <text:p/>
          </draw:line>
        </draw:g>
        <draw:custom-shape draw:style-name="gr117" draw:text-style-name="P57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113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93" draw:text-style-name="P4" draw:layer="layout" svg:x1="3.706cm" svg:y1="10.705cm" svg:x2="4.814cm" svg:y2="11.935cm">
            <text:p/>
          </draw:line>
          <draw:line draw:style-name="gr193" draw:text-style-name="P4" draw:layer="layout" svg:x1="3.823cm" svg:y1="11.518cm" svg:x2="4.931cm" svg:y2="12.748cm">
            <text:p/>
          </draw:line>
          <draw:line draw:style-name="gr193" draw:text-style-name="P4" draw:layer="layout" svg:x1="4.14cm" svg:y1="12.431cm" svg:x2="5.248cm" svg:y2="13.661cm">
            <text:p/>
          </draw:line>
          <draw:line draw:style-name="gr193" draw:text-style-name="P4" draw:layer="layout" svg:x1="4.557cm" svg:y1="13.444cm" svg:x2="5.665cm" svg:y2="14.674cm">
            <text:p/>
          </draw:line>
          <draw:line draw:style-name="gr193" draw:text-style-name="P4" draw:layer="layout" svg:x1="4.974cm" svg:y1="14.757cm" svg:x2="6.082cm" svg:y2="15.987cm">
            <text:p/>
          </draw:line>
          <draw:line draw:style-name="gr193" draw:text-style-name="P4" draw:layer="layout" svg:x1="5.091cm" svg:y1="15.67cm" svg:x2="6.199cm" svg:y2="16.9cm">
            <text:p/>
          </draw:line>
          <draw:line draw:style-name="gr193" draw:text-style-name="P4" draw:layer="layout" svg:x1="4.908cm" svg:y1="16.383cm" svg:x2="6.016cm" svg:y2="17.613cm">
            <text:p/>
          </draw:line>
          <draw:line draw:style-name="gr193" draw:text-style-name="P4" draw:layer="layout" svg:x1="4.325cm" svg:y1="16.896cm" svg:x2="5.433cm" svg:y2="18.126cm">
            <text:p/>
          </draw:line>
        </draw:g>
        <draw:custom-shape draw:style-name="gr117" draw:text-style-name="P57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18" draw:text-style-name="P23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18" draw:text-style-name="P23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18" draw:text-style-name="P23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18" draw:text-style-name="P23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113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93" draw:text-style-name="P4" draw:layer="layout" svg:x1="12.184cm" svg:y1="10.506cm" svg:x2="13.292cm" svg:y2="11.736cm">
            <text:p/>
          </draw:line>
          <draw:line draw:style-name="gr193" draw:text-style-name="P4" draw:layer="layout" svg:x1="12.301cm" svg:y1="11.319cm" svg:x2="13.409cm" svg:y2="12.549cm">
            <text:p/>
          </draw:line>
          <draw:line draw:style-name="gr193" draw:text-style-name="P4" draw:layer="layout" svg:x1="12.618cm" svg:y1="12.232cm" svg:x2="13.726cm" svg:y2="13.462cm">
            <text:p/>
          </draw:line>
          <draw:line draw:style-name="gr193" draw:text-style-name="P4" draw:layer="layout" svg:x1="13.035cm" svg:y1="13.245cm" svg:x2="14.143cm" svg:y2="14.475cm">
            <text:p/>
          </draw:line>
          <draw:line draw:style-name="gr193" draw:text-style-name="P4" draw:layer="layout" svg:x1="13.752cm" svg:y1="14.758cm" svg:x2="14.86cm" svg:y2="15.988cm">
            <text:p/>
          </draw:line>
          <draw:line draw:style-name="gr193" draw:text-style-name="P4" draw:layer="layout" svg:x1="13.469cm" svg:y1="15.371cm" svg:x2="14.577cm" svg:y2="16.601cm">
            <text:p/>
          </draw:line>
          <draw:line draw:style-name="gr193" draw:text-style-name="P4" draw:layer="layout" svg:x1="12.886cm" svg:y1="15.784cm" svg:x2="13.994cm" svg:y2="17.014cm">
            <text:p/>
          </draw:line>
          <draw:line draw:style-name="gr193" draw:text-style-name="P4" draw:layer="layout" svg:x1="12.103cm" svg:y1="15.897cm" svg:x2="13.211cm" svg:y2="17.127cm">
            <text:p/>
          </draw:line>
        </draw:g>
        <draw:line draw:style-name="gr194" draw:text-style-name="P4" draw:layer="layout" svg:x1="25.423cm" svg:y1="9.808cm" svg:x2="23.203cm" svg:y2="7.344cm">
          <text:p/>
        </draw:line>
        <draw:line draw:style-name="gr165" draw:text-style-name="P4" draw:layer="layout" svg:x1="20.884cm" svg:y1="10.508cm" svg:x2="23.104cm" svg:y2="12.972cm">
          <text:p/>
        </draw:line>
        <draw:path draw:style-name="gr113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111" draw:text-style-name="P54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11" draw:text-style-name="P54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45" draw:text-style-name="P33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45" draw:text-style-name="P33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95" draw:text-style-name="P4" draw:layer="layout" svg:x1="20.861cm" svg:y1="17.49cm" svg:x2="23.081cm" svg:y2="19.954cm">
          <text:p/>
        </draw:line>
        <draw:line draw:style-name="gr196" draw:text-style-name="P4" draw:layer="layout" svg:x1="26.055cm" svg:y1="18.928cm" svg:x2="23.835cm" svg:y2="16.464cm">
          <text:p/>
        </draw:line>
        <draw:line draw:style-name="gr197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path draw:style-name="gr198" draw:text-style-name="P91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111" draw:text-style-name="P54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111" draw:text-style-name="P54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111" draw:text-style-name="P54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111" draw:text-style-name="P54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111" draw:text-style-name="P54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111" draw:text-style-name="P54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111" draw:text-style-name="P54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45" draw:text-style-name="P33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45" draw:text-style-name="P33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45" draw:text-style-name="P33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45" draw:text-style-name="P33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45" draw:text-style-name="P33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45" draw:text-style-name="P33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45" draw:text-style-name="P33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97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99" draw:text-style-name="P92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97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59">
          <draw:custom-shape draw:style-name="gr200" draw:text-style-name="P51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59">
          <draw:custom-shape draw:style-name="gr202" draw:text-style-name="P52" draw:layer="layout" svg:width="2.625cm" svg:height="1.259cm" svg:x="8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1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4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97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203" draw:text-style-name="P51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52" draw:layer="layout" svg:width="3.171cm" svg:height="1.521cm" svg:x="10.393cm" svg:y="10.625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5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4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97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206" draw:text-style-name="P92" draw:layer="layout" svg:width="8.929cm" svg:height="1.899cm" svg:x="11.823cm" svg:y="8.204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4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97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59">
          <draw:custom-shape draw:style-name="gr202" draw:text-style-name="P52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59">
          <draw:custom-shape draw:style-name="gr200" draw:text-style-name="P51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200" draw:text-style-name="P51" draw:layer="layout" svg:width="2.625cm" svg:height="1.259cm" svg:x="16.392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52" draw:layer="layout" svg:width="2.625cm" svg:height="1.259cm" svg:x="13.001cm" svg:y="10.065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9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4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97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59">
          <draw:custom-shape draw:style-name="gr202" draw:text-style-name="P52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59">
          <draw:custom-shape draw:style-name="gr200" draw:text-style-name="P51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59">
          <draw:custom-shape draw:style-name="gr200" draw:text-style-name="P51" draw:layer="layout" svg:width="2.625cm" svg:height="1.259cm" svg:x="11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4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7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59">
          <draw:custom-shape draw:style-name="gr202" draw:text-style-name="P52" draw:layer="layout" svg:width="2.625cm" svg:height="1.259cm" svg:x="15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2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9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97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207" draw:text-style-name="P93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59">
          <draw:custom-shape draw:style-name="gr208" draw:text-style-name="P52" draw:layer="layout" svg:width="2.5cm" svg:height="0.819cm" svg:x="17.512cm" svg:y="10.32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8" draw:text-style-name="P52" draw:layer="layout" svg:width="2.5cm" svg:height="0.819cm" svg:x="17.512cm" svg:y="11.563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8" draw:text-style-name="P52" draw:layer="layout" svg:width="2.5cm" svg:height="0.819cm" svg:x="17.512cm" svg:y="12.8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9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59">
          <draw:custom-shape draw:style-name="gr210" draw:text-style-name="P51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0" draw:text-style-name="P51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0" draw:text-style-name="P51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9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4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97" draw:text-style-name="P94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207" draw:text-style-name="P95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96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7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3" draw:text-style-name="P94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4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97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207" draw:text-style-name="P93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2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51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3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4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g draw:style-name="gr59">
          <draw:line draw:style-name="gr214" draw:text-style-name="P1" draw:layer="layout" svg:x1="5.142cm" svg:y1="0.308cm" svg:x2="5.142cm" svg:y2="11.212cm">
            <text:p/>
          </draw:line>
          <draw:path draw:style-name="gr215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59">
            <draw:custom-shape draw:style-name="gr216" draw:text-style-name="P98" draw:layer="layout" svg:width="2.625cm" svg:height="1.259cm" svg:x="0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svg:x="3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svg:x="6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17" draw:text-style-name="P99" draw:layer="layout" svg:width="7.831cm" svg:height="0.463cm" svg:x="1.226cm" svg:y="6.823cm" svg:viewBox="0 0 7832 464" svg:d="M7832 464c0 0-803-464-3462-464s-4370 427-4370 427">
            <text:p/>
          </draw:path>
          <draw:g draw:style-name="gr59">
            <draw:custom-shape draw:style-name="gr218" draw:text-style-name="P100" draw:layer="layout" svg:width="2.625cm" svg:height="1.259cm" svg:x="6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svg:x="3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svg:x="0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59">
          <draw:line draw:style-name="gr214" draw:text-style-name="P1" draw:layer="layout" svg:x1="16.191cm" svg:y1="0.236cm" svg:x2="16.191cm" svg:y2="11.14cm">
            <text:p/>
          </draw:line>
          <draw:path draw:style-name="gr215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59">
            <draw:custom-shape draw:style-name="gr216" draw:text-style-name="P98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17" draw:text-style-name="P99" draw:layer="layout" svg:width="7.831cm" svg:height="0.463cm" svg:x="12.275cm" svg:y="6.751cm" svg:viewBox="0 0 7832 464" svg:d="M7832 464c0 0-803-464-3462-464s-4370 427-4370 427">
            <text:p/>
          </draw:path>
          <draw:g draw:style-name="gr59">
            <draw:custom-shape draw:style-name="gr218" draw:text-style-name="P100" draw:layer="layout" svg:width="2.625cm" svg:height="1.259cm" svg:x="11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svg:x="14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svg:x="17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59">
          <draw:line draw:style-name="gr214" draw:text-style-name="P1" draw:layer="layout" svg:x1="24.391cm" svg:y1="9.036cm" svg:x2="24.391cm" svg:y2="19.94cm">
            <text:p/>
          </draw:line>
          <draw:path draw:style-name="gr215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59">
            <draw:custom-shape draw:style-name="gr216" draw:text-style-name="P98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6" draw:text-style-name="P98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17" draw:text-style-name="P99" draw:layer="layout" svg:width="7.831cm" svg:height="0.463cm" svg:x="20.475cm" svg:y="15.551cm" svg:viewBox="0 0 7832 464" svg:d="M7832 464c0 0-803-464-3462-464s-4370 427-4370 427">
            <text:p/>
          </draw:path>
          <draw:g draw:style-name="gr59">
            <draw:custom-shape draw:style-name="gr218" draw:text-style-name="P100" draw:layer="layout" svg:width="2.625cm" svg:height="1.259cm" draw:transform="rotate (1.5707963267949) translate (21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draw:transform="rotate (1.5707963267949) translate (23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18" draw:text-style-name="P100" draw:layer="layout" svg:width="2.625cm" svg:height="1.259cm" draw:transform="rotate (1.5707963267949) translate (25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219" draw:text-style-name="P101" draw:layer="layout" svg:width="1.563cm" svg:height="1.733cm" svg:x="0.63cm" svg:y="4.894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8.371cm" svg:y="4.894cm">
          <draw:text-box>
            <text:p><text:span text:style-name="T49">B</text:span></text:p>
          </draw:text-box>
        </draw:frame>
        <draw:g draw:style-name="gr5">
          <draw:frame draw:style-name="gr219" draw:text-style-name="P101" draw:layer="layout" svg:width="1.563cm" svg:height="1.733cm" svg:x="11.631cm" svg:y="4.822cm">
            <draw:text-box>
              <text:p><text:span text:style-name="T49">A</text:span></text:p>
            </draw:text-box>
          </draw:frame>
          <draw:frame draw:style-name="gr220" draw:text-style-name="P101" draw:layer="layout" svg:width="1.408cm" svg:height="1.733cm" svg:x="19.372cm" svg:y="4.822cm">
            <draw:text-box>
              <text:p><text:span text:style-name="T49">B</text:span></text:p>
            </draw:text-box>
          </draw:frame>
        </draw:g>
        <draw:g draw:style-name="gr5">
          <draw:frame draw:style-name="gr219" draw:text-style-name="P101" draw:layer="layout" svg:width="1.563cm" svg:height="1.733cm" svg:x="19.732cm" svg:y="13.622cm">
            <draw:text-box>
              <text:p><text:span text:style-name="T49">A</text:span></text:p>
            </draw:text-box>
          </draw:frame>
          <draw:frame draw:style-name="gr220" draw:text-style-name="P101" draw:layer="layout" svg:width="1.408cm" svg:height="1.733cm" svg:x="27.473cm" svg:y="13.622cm">
            <draw:text-box>
              <text:p><text:span text:style-name="T49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5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214" draw:text-style-name="P1" draw:layer="layout" svg:x1="5.41cm" svg:y1="0.306cm" svg:x2="5.41cm" svg:y2="8.247cm">
          <text:p/>
        </draw:line>
        <draw:custom-shape draw:style-name="gr221" draw:text-style-name="P102" draw:layer="layout" svg:width="2.625cm" svg:height="1.259cm" svg:x="5.891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svg:x="2.298cm" svg:y="3.8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3.629cm" svg:y="0.306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5.706cm" svg:y="0.306cm">
          <draw:text-box>
            <text:p><text:span text:style-name="T49">B</text:span></text:p>
          </draw:text-box>
        </draw:frame>
        <draw:line draw:style-name="gr214" draw:text-style-name="P1" draw:layer="layout" svg:x1="5.41cm" svg:y1="11.307cm" svg:x2="5.41cm" svg:y2="19.248cm">
          <text:p/>
        </draw:line>
        <draw:custom-shape draw:style-name="gr221" draw:text-style-name="P102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svg:x="2.29cm" svg:y="14.84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3.629cm" svg:y="11.307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5.706cm" svg:y="11.307cm">
          <draw:text-box>
            <text:p><text:span text:style-name="T49">B</text:span></text:p>
          </draw:text-box>
        </draw:frame>
        <draw:line draw:style-name="gr214" draw:text-style-name="P1" draw:layer="layout" svg:x1="11.41cm" svg:y1="6.308cm" svg:x2="11.41cm" svg:y2="14.249cm">
          <text:p/>
        </draw:line>
        <draw:custom-shape draw:style-name="gr221" draw:text-style-name="P102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draw:transform="rotate (1.5707963267949) translate (9.573cm 11.783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9.629cm" svg:y="6.308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11.706cm" svg:y="6.308cm">
          <draw:text-box>
            <text:p><text:span text:style-name="T49">B</text:span></text:p>
          </draw:text-box>
        </draw:frame>
        <draw:line draw:style-name="gr214" draw:text-style-name="P1" draw:layer="layout" svg:x1="21.44cm" svg:y1="4.277cm" svg:x2="29.381cm" svg:y2="4.277cm">
          <text:p/>
        </draw:line>
        <draw:custom-shape draw:style-name="gr221" draw:text-style-name="P102" draw:layer="layout" svg:width="2.625cm" svg:height="1.259cm" draw:transform="rotate (-1.5707963267949) translate (25.833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draw:transform="rotate (-1.5707963267949) translate (26.24cm 4.757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21.519cm" svg:y="4.405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21.602cm" svg:y="2.611cm">
          <draw:text-box>
            <text:p><text:span text:style-name="T49">B</text:span></text:p>
          </draw:text-box>
        </draw:frame>
        <draw:line draw:style-name="gr214" draw:text-style-name="P1" draw:layer="layout" svg:x1="21.441cm" svg:y1="12.277cm" svg:x2="29.382cm" svg:y2="12.277cm">
          <text:p/>
        </draw:line>
        <draw:custom-shape draw:style-name="gr221" draw:text-style-name="P102" draw:layer="layout" svg:width="2.625cm" svg:height="1.259cm" draw:transform="rotate (-1.5707963267949) translate (25.834cm 9.156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21.52cm" svg:y="12.405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21.603cm" svg:y="10.611cm">
          <draw:text-box>
            <text:p><text:span text:style-name="T49">B</text:span></text:p>
          </draw:text-box>
        </draw:frame>
        <draw:line draw:style-name="gr214" draw:text-style-name="P1" draw:layer="layout" svg:x1="13.442cm" svg:y1="17.277cm" svg:x2="21.383cm" svg:y2="17.277cm">
          <text:p/>
        </draw:line>
        <draw:custom-shape draw:style-name="gr221" draw:text-style-name="P102" draw:layer="layout" svg:width="2.625cm" svg:height="1.259cm" draw:transform="rotate (-3.14159265358979) translate (18.517cm 16.698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03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3" draw:text-style-name="P101" draw:layer="layout" svg:width="1.573cm" svg:height="1.733cm" svg:x="13.521cm" svg:y="17.405cm">
          <draw:text-box>
            <text:p><text:span text:style-name="T49">A</text:span></text:p>
          </draw:text-box>
        </draw:frame>
        <draw:frame draw:style-name="gr220" draw:text-style-name="P101" draw:layer="layout" svg:width="1.408cm" svg:height="1.733cm" svg:x="13.604cm" svg:y="15.611cm">
          <draw:text-box>
            <text:p><text:span text:style-name="T49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2" draw:style-name="dp4" draw:master-page-name="Default">
        <office:forms form:automatic-focus="false" form:apply-design-mode="false"/>
        <draw:frame draw:style-name="gr97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224" draw:text-style-name="P4" draw:layer="layout" svg:x1="24.368cm" svg:y1="3.781cm" svg:x2="26.047cm" svg:y2="3.781cm">
          <text:p/>
        </draw:line>
        <draw:g draw:style-name="gr59">
          <draw:custom-shape draw:style-name="gr200" draw:text-style-name="P51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51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59">
          <draw:custom-shape draw:style-name="gr202" draw:text-style-name="P52" draw:layer="layout" svg:width="2.625cm" svg:height="1.259cm" svg:x="9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2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2" draw:text-style-name="P52" draw:layer="layout" svg:width="2.625cm" svg:height="1.259cm" svg:x="15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201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5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3" draw:style-name="dp4" draw:master-page-name="Default">
        <office:forms form:automatic-focus="false" form:apply-design-mode="false"/>
        <draw:custom-shape draw:style-name="gr225" draw:text-style-name="P104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04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04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1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2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5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4" draw:style-name="dp4" draw:master-page-name="Default">
        <office:forms form:automatic-focus="false" form:apply-design-mode="false"/>
        <draw:frame draw:style-name="gr227" draw:text-style-name="P106" draw:layer="layout" svg:width="28.049cm" svg:height="4.715cm" svg:x="0.398cm" svg:y="0.657cm">
          <draw:text-box>
            <text:p text:style-name="P105"><text:span text:style-name="T50"></text:span><text:span text:style-name="T51"></text:span><text:span text:style-name="T52"></text:span><text:span text:style-name="T51"></text:span><text:span text:style-name="T52"></text:span><text:span text:style-name="T51"></text:span><text:span text:style-name="T51">?  +</text:span></text:p>
            <text:p text:style-name="P105"><text:span text:style-name="T51"/></text:p>
            <text:p text:style-name="P105"><text:span text:style-name="T51"></text:span><text:span text:style-name="T51">$</text:span><text:span text:style-name="T52"></text:span><text:span text:style-name="T51"></text:span></text:p>
            <text:p text:style-name="P105"><text:span text:style-name="T51"/></text:p>
            <text:p text:style-name="P105"><text:span text:style-name="T51"></text:span><text:span text:style-name="T53"></text:span><text:span text:style-name="T51"></text:span><text:span text:style-name="T53"></text:span><text:span text:style-name="T51"></text:span><text:span text:style-name="T53"></text:span></text:p>
            <text:p text:style-name="P105"><text:span text:style-name="T51"/></text:p>
            <text:p text:style-name="P105"><text:span text:style-name="T51"></text:span><text:span text:style-name="T52"></text:span></text:p>
            <text:p text:style-name="P105"><text:span text:style-name="T51"/></text:p>
            <text:p text:style-name="P105"><text:span text:style-name="T51"></text:span><text:span text:style-name="T52"></text:span><text:span text:style-name="T51"></text:span></text:p>
          </draw:text-box>
        </draw:frame>
        <draw:custom-shape draw:style-name="gr228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44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230" draw:text-style-name="P4" draw:layer="layout" svg:x1="23.088cm" svg:y1="3.963cm" svg:x2="25.537cm" svg:y2="3.963cm">
          <text:p/>
        </draw:line>
        <draw:custom-shape draw:style-name="gr231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232" draw:text-style-name="P107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33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34" draw:text-style-name="P74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4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54" presentation:class="page"/>
          <draw:frame presentation:style-name="pr2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hatch draw:name="Red_20_-45_20_Degrees_20_Triple" draw:display-name="Red -45 Degrees Triple" draw:style="triple" draw:color="#ff0000" draw:distance="0.305cm" draw:rotation="135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826 1131 754" svg:d="M566 826l-566 754 114-85 136-68 148-46 161-17 161 13 153 46 140 68 118 89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9H36M53S</meta:editing-duration>
    <meta:editing-cycles>138</meta:editing-cycles>
    <meta:generator>LibreOffice/7.6.4.1$Linux_X86_64 LibreOffice_project/60$Build-1</meta:generator>
    <dc:title>A4LandscapeDejavu</dc:title>
    <dc:date>2024-02-20T14:38:38.290356206</dc:date>
    <meta:print-date>2024-01-24T20:46:40.384039008</meta:print-date>
    <meta:printed-by>PDF files</meta:printed-by>
    <meta:document-statistic meta:object-count="1494"/>
    <meta:user-defined meta:name="Author">PGLPM</meta:user-defined>
  </office:meta>
</office:document-meta>
</file>